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574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2.388cm"/>
    </style:style>
    <style:style style:name="co4" style:family="table-column">
      <style:table-column-properties fo:break-before="auto" style:column-width="1.03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4.071cm"/>
    </style:style>
    <style:style style:name="co7" style:family="table-column">
      <style:table-column-properties fo:break-before="auto" style:column-width="3.612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1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1.219cm" fo:break-before="auto" style:use-optimal-row-height="false"/>
    </style:style>
    <style:style style:name="ro6" style:family="table-row">
      <style:table-row-properties style:row-height="0.942cm" fo:break-before="auto" style:use-optimal-row-height="false"/>
    </style:style>
    <style:style style:name="ro7" style:family="table-row">
      <style:table-row-properties style:row-height="1.08cm" fo:break-before="auto" style:use-optimal-row-height="false"/>
    </style:style>
    <style:style style:name="ro8" style:family="table-row">
      <style:table-row-properties style:row-height="0.803cm" fo:break-before="auto" style:use-optimal-row-height="false"/>
    </style:style>
    <style:style style:name="ro9" style:family="table-row">
      <style:table-row-properties style:row-height="0.997cm" fo:break-before="auto" style:use-optimal-row-height="false"/>
    </style:style>
    <style:style style:name="ro10" style:family="table-row">
      <style:table-row-properties style:row-height="0.914cm" fo:break-before="auto" style:use-optimal-row-height="false"/>
    </style:style>
    <style:style style:name="ro11" style:family="table-row">
      <style:table-row-properties style:row-height="0.894cm" fo:break-before="auto" style:use-optimal-row-height="false"/>
    </style:style>
    <style:style style:name="ro12" style:family="table-row">
      <style:table-row-properties style:row-height="0.841cm" fo:break-before="auto" style:use-optimal-row-height="false"/>
    </style:style>
    <style:style style:name="ro13" style:family="table-row">
      <style:table-row-properties style:row-height="0.968cm" fo:break-before="auto" style:use-optimal-row-height="false"/>
    </style:style>
    <style:style style:name="ro14" style:family="table-row">
      <style:table-row-properties style:row-height="0.494cm" fo:break-before="auto" style:use-optimal-row-height="true"/>
    </style:style>
    <style:style style:name="ro15" style:family="table-row">
      <style:table-row-properties style:row-height="0.691cm" fo:break-before="auto" style:use-optimal-row-height="false"/>
    </style:style>
    <style:style style:name="ro16" style:family="table-row">
      <style:table-row-properties style:row-height="0.831cm" fo:break-before="auto" style:use-optimal-row-height="false"/>
    </style:style>
    <style:style style:name="ro17" style:family="table-row">
      <style:table-row-properties style:row-height="0.885cm" fo:break-before="auto" style:use-optimal-row-height="false"/>
    </style:style>
    <style:style style:name="ro18" style:family="table-row">
      <style:table-row-properties style:row-height="0.774cm" fo:break-before="auto" style:use-optimal-row-height="false"/>
    </style:style>
    <style:style style:name="ro19" style:family="table-row">
      <style:table-row-properties style:row-height="0.665cm" fo:break-before="auto" style:use-optimal-row-height="false"/>
    </style:style>
    <style:style style:name="ro20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666666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 style:font-name="Liberation Sans" style:font-name-asian="DejaVu Sans" style:font-name-complex="DejaVu Sans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666666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000000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666666" style:font-name="Liberation Sans" style:font-name-asian="DejaVu Sans" style:font-name-complex="DejaVu Sans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000000" style:font-name="Liberation Sans" style:font-name-asian="DejaVu Sans" style:font-name-complex="DejaVu Sans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666666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666666"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100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25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27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666666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666666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wrap-option="wrap" style:vertical-align="middle"/>
    </style:style>
    <style:style style:name="ce37" style:family="table-cell" style:parent-style-name="Default">
      <style:table-cell-properties fo:wrap-option="wrap" style:vertical-align="middle"/>
      <style:text-properties fo:color="#000000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wrap-option="wrap" fo:border="0.002cm solid #000000" style:vertical-align="middle"/>
    </style:style>
    <style:style style:name="ce42" style:family="table-cell" style:parent-style-name="Default">
      <style:table-cell-properties fo:wrap-option="wrap" fo:border="0.002cm solid #000000" style:vertical-align="middle"/>
      <style:text-properties style:use-window-font-color="true" fo:font-weight="bold" style:font-weight-asian="bold" style:font-weight-complex="bold"/>
    </style:style>
    <style:style style:name="ce43" style:family="table-cell" style:parent-style-name="Default">
      <style:table-cell-properties fo:wrap-option="wrap" fo:border="0.002cm solid #000000" style:vertical-align="middle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 style:data-style-name="N100"/>
    <style:style style:name="ce46" style:family="table-cell" style:parent-style-name="Default" style:data-style-name="N10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 style:data-style-name="N100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</style:style>
    <style:style style:name="ce49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51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2" style:family="table-cell" style:parent-style-name="Default">
      <style:table-cell-properties fo:background-color="#ffffcc" fo:border="0.002cm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ackground-color="#ffffcc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ta_extref" style:family="table">
      <style:table-properties table:display="false"/>
    </style:style>
    <style:style style:name="T1" style:family="text">
      <style:text-properties fo:language="es" fo:country="AR"/>
    </style:style>
    <style:style style:name="T2" style:family="text">
      <style:text-properties style:font-name-asian="DejaVu Sans" style:font-name-complex="DejaVu Sans"/>
    </style:style>
    <style:style style:name="T3" style:family="text">
      <style:text-properties fo:language="es" fo:country="AR" style:font-name-asian="DejaVu Sans" style:font-name-complex="DejaVu Sans"/>
    </style:style>
  </office:automatic-styles>
  <office:body>
    <office:spreadsheet>
      <table:table table:name="intern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5"/>
        <table:table-column table:style-name="co3" table:number-columns-repeated="2" table:default-cell-style-name="ce16"/>
        <table:table-column table:style-name="co4" table:number-columns-repeated="12" table:default-cell-style-name="ce30"/>
        <table:table-column table:style-name="co5" table:number-columns-repeated="1008" table:default-cell-style-name="Default"/>
        <table:table-row table:style-name="ro1">
          <table:table-cell table:style-name="ce1" office:value-type="string" table:number-columns-spanned="9" table:number-rows-spanned="1">
            <text:p>SmartSoft: Calendario Interno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ipotesis: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>
            <text:p>1er lunes de noviembre = 7 de noviembr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e dispone de los 3 primeros pisos desde el 24 de Octubre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string">
            <text:p>Se dispone de los nuevos 2 pisos desde el 26 de Diciembre</text:p>
          </table:table-cell>
          <table:table-cell table:number-columns-repeated="1022"/>
        </table:table-row>
        <table:table-row table:style-name="ro2">
          <table:table-cell table:style-name="ce3" office:value-type="string" table:number-columns-spanned="1" table:number-rows-spanned="3">
            <text:p>Hito – Tarea</text:p>
          </table:table-cell>
          <table:table-cell table:style-name="ce17" office:value-type="string" table:number-columns-spanned="1" table:number-rows-spanned="3">
            <text:p>Responsable</text:p>
          </table:table-cell>
          <table:table-cell table:style-name="ce22" office:value-type="string" table:number-columns-spanned="1" table:number-rows-spanned="3">
            <text:p>Fecha Inicio</text:p>
          </table:table-cell>
          <table:table-cell table:style-name="ce22" office:value-type="string" table:number-columns-spanned="1" table:number-rows-spanned="3">
            <text:p>Fecha Fin</text:p>
          </table:table-cell>
          <table:table-cell table:style-name="ce31" office:value-type="string" table:number-columns-spanned="2" table:number-rows-spanned="1">
            <text:p>Agosto</text:p>
          </table:table-cell>
          <table:covered-table-cell table:style-name="ce35"/>
          <table:table-cell table:style-name="ce31" office:value-type="string" table:number-columns-spanned="2" table:number-rows-spanned="1">
            <text:p>Septiembre</text:p>
          </table:table-cell>
          <table:covered-table-cell table:style-name="ce35"/>
          <table:table-cell table:style-name="ce31" office:value-type="string" table:number-columns-spanned="2" table:number-rows-spanned="1">
            <text:p>Octubre</text:p>
          </table:table-cell>
          <table:covered-table-cell table:style-name="ce35"/>
          <table:table-cell table:style-name="ce31" office:value-type="string" table:number-columns-spanned="2" table:number-rows-spanned="1">
            <text:p>Noviembre</text:p>
          </table:table-cell>
          <table:covered-table-cell table:style-name="ce35"/>
          <table:table-cell table:style-name="ce31" office:value-type="string" table:number-columns-spanned="2" table:number-rows-spanned="1">
            <text:p>Diciembre</text:p>
          </table:table-cell>
          <table:covered-table-cell table:style-name="ce35"/>
          <table:table-cell table:style-name="ce31" office:value-type="string" table:number-columns-spanned="2" table:number-rows-spanned="1">
            <text:p>Enero</text:p>
          </table:table-cell>
          <table:covered-table-cell table:style-name="ce35"/>
          <table:table-cell table:number-columns-repeated="1008"/>
        </table:table-row>
        <table:table-row table:style-name="ro2">
          <table:covered-table-cell table:style-name="ce4"/>
          <table:covered-table-cell table:style-name="ce18"/>
          <table:covered-table-cell table:style-name="ce22"/>
          <table:covered-table-cell table:style-name="ce22"/>
          <table:table-cell table:style-name="ce31" office:value-type="float" office:value="2011" table:number-columns-spanned="10" table:number-rows-spanned="1">
            <text:p>2011</text:p>
          </table:table-cell>
          <table:covered-table-cell table:style-name="ce35"/>
          <table:covered-table-cell table:style-name="ce31"/>
          <table:covered-table-cell table:style-name="ce35"/>
          <table:covered-table-cell table:style-name="ce31"/>
          <table:covered-table-cell table:style-name="ce35"/>
          <table:covered-table-cell table:style-name="ce31"/>
          <table:covered-table-cell table:style-name="ce35"/>
          <table:covered-table-cell table:style-name="ce31"/>
          <table:covered-table-cell table:style-name="ce35"/>
          <table:table-cell table:style-name="ce31" office:value-type="float" office:value="2012" table:number-columns-spanned="2" table:number-rows-spanned="1">
            <text:p>2012</text:p>
          </table:table-cell>
          <table:covered-table-cell table:style-name="ce35"/>
          <table:table-cell table:number-columns-repeated="1008"/>
        </table:table-row>
        <table:table-row table:style-name="ro2">
          <table:covered-table-cell table:style-name="ce4"/>
          <table:covered-table-cell table:style-name="ce18"/>
          <table:covered-table-cell table:style-name="ce22"/>
          <table:covered-table-cell table:style-name="ce22"/>
          <table:table-cell table:style-name="ce32" office:value-type="string">
            <text:p>Q1</text:p>
          </table:table-cell>
          <table:table-cell table:style-name="ce32" office:value-type="string">
            <text:p>Q2</text:p>
          </table:table-cell>
          <table:table-cell table:style-name="ce32" office:value-type="string">
            <text:p>Q3</text:p>
          </table:table-cell>
          <table:table-cell table:style-name="ce32" office:value-type="string">
            <text:p>Q4</text:p>
          </table:table-cell>
          <table:table-cell table:style-name="ce32" office:value-type="string">
            <text:p>Q5</text:p>
          </table:table-cell>
          <table:table-cell table:style-name="ce32" office:value-type="string">
            <text:p>Q6</text:p>
          </table:table-cell>
          <table:table-cell table:style-name="ce32" office:value-type="string">
            <text:p>Q7</text:p>
          </table:table-cell>
          <table:table-cell table:style-name="ce32" office:value-type="string">
            <text:p>Q8</text:p>
          </table:table-cell>
          <table:table-cell table:style-name="ce32" office:value-type="string">
            <text:p>Q9</text:p>
          </table:table-cell>
          <table:table-cell table:style-name="ce32" office:value-type="string">
            <text:p>Q10</text:p>
          </table:table-cell>
          <table:table-cell table:style-name="ce32" office:value-type="string">
            <text:p>Q11</text:p>
          </table:table-cell>
          <table:table-cell table:style-name="ce32" office:value-type="string">
            <text:p>Q12</text:p>
          </table:table-cell>
          <table:table-cell table:number-columns-repeated="1008"/>
        </table:table-row>
        <table:table-row table:style-name="ro3">
          <table:table-cell table:style-name="ce5" office:value-type="string">
            <text:p>Proyecto iniciado</text:p>
          </table:table-cell>
          <table:table-cell table:style-name="ce19" office:value-type="string">
            <text:p>PL</text:p>
          </table:table-cell>
          <table:table-cell table:style-name="ce23" office:value-type="string">
            <text:p>1 de Agosto</text:p>
          </table:table-cell>
          <table:table-cell table:style-name="ce25" office:value-type="string">
            <text:p>1 de Agosto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3">
          <table:table-cell table:style-name="ce6" office:value-type="string">
            <text:p>Capturar Requerimientos de la mudanza</text:p>
          </table:table-cell>
          <table:table-cell table:style-name="ce20" office:value-type="string">
            <text:p>PL</text:p>
          </table:table-cell>
          <table:table-cell table:style-name="ce24" office:value-type="string">
            <text:p>2 de Agosto</text:p>
          </table:table-cell>
          <table:table-cell table:style-name="ce24" office:value-type="string">
            <text:p>7 de agosto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3">
          <table:table-cell table:style-name="ce5" office:value-type="string">
            <text:p>Alcance liberado</text:p>
          </table:table-cell>
          <table:table-cell table:style-name="ce21" office:value-type="string">
            <text:p>PL</text:p>
          </table:table-cell>
          <table:table-cell table:style-name="ce23" office:value-type="string">
            <text:p>10 de Agosto</text:p>
          </table:table-cell>
          <table:table-cell table:style-name="ce25" office:value-type="string">
            <text:p>10 de Agosto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3">
          <table:table-cell table:style-name="ce5" office:value-type="string">
            <text:p>Alcance aprobado</text:p>
          </table:table-cell>
          <table:table-cell table:style-name="ce21" office:value-type="string">
            <text:p>PL</text:p>
          </table:table-cell>
          <table:table-cell table:style-name="ce23" office:value-type="string">
            <text:p>16 de Agosto</text:p>
          </table:table-cell>
          <table:table-cell table:style-name="ce25" office:value-type="string">
            <text:p>16 de Agosto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3">
          <table:table-cell table:style-name="ce6" office:value-type="string">
            <text:p>Realizar inventario del mobiliario existente</text:p>
          </table:table-cell>
          <table:table-cell table:style-name="ce21" office:value-type="string">
            <text:p>Encargado de Infraestructura</text:p>
          </table:table-cell>
          <table:table-cell table:style-name="ce23" office:value-type="string">
            <text:p>16 de Agosto</text:p>
          </table:table-cell>
          <table:table-cell table:style-name="ce23" office:value-type="string">
            <text:p>17 de Agosto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3">
          <table:table-cell table:style-name="ce6" office:value-type="string">
            <text:p>Realizar planos de oficina</text:p>
          </table:table-cell>
          <table:table-cell table:style-name="ce21" office:value-type="string">
            <text:p>Encargado de Infraestructura</text:p>
          </table:table-cell>
          <table:table-cell table:style-name="ce23" office:value-type="string">
            <text:p>17 de Agosto</text:p>
          </table:table-cell>
          <table:table-cell table:style-name="ce23" office:value-type="string">
            <text:p>18 de Agosto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4">
          <table:table-cell table:style-name="ce5" office:value-type="string">
            <text:p>Planificación de distribución de mobiliario en primeros 3 pisos liberada</text:p>
          </table:table-cell>
          <table:table-cell table:style-name="ce21" office:value-type="string">
            <text:p>Jefe de Infraestructura</text:p>
          </table:table-cell>
          <table:table-cell table:style-name="ce23" office:value-type="string">
            <text:p>19 de Agosto</text:p>
          </table:table-cell>
          <table:table-cell table:style-name="ce25" office:value-type="string">
            <text:p>19 de Agosto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4">
          <table:table-cell table:style-name="ce5" office:value-type="string">
            <text:p><text:span text:style-name="T1">Planif</text:span><text:span text:style-name="T1">icaci</text:span><text:span text:style-name="T1">ón</text:span> <text:span text:style-name="T1">distri</text:span><text:span text:style-name="T1">bució</text:span><text:span text:style-name="T1">n</text:span> de mobiliario en primeros 3 pisos aprobada</text:p>
          </table:table-cell>
          <table:table-cell table:style-name="ce21" office:value-type="string">
            <text:p>Jefe de Infraestructura</text:p>
          </table:table-cell>
          <table:table-cell table:style-name="ce23" office:value-type="string">
            <text:p>21 de Agosto</text:p>
          </table:table-cell>
          <table:table-cell table:style-name="ce25" office:value-type="string">
            <text:p>21 de Agosto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4">
          <table:table-cell table:style-name="ce6" office:value-type="string">
            <text:p>Realizar planos de distribución del personal</text:p>
          </table:table-cell>
          <table:table-cell table:style-name="ce21" office:value-type="string">
            <text:p>Encargado RRHH</text:p>
          </table:table-cell>
          <table:table-cell table:style-name="ce23" office:value-type="string">
            <text:p>19 de Agosto</text:p>
          </table:table-cell>
          <table:table-cell table:style-name="ce23" office:value-type="string">
            <text:p>21 de Agosto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4">
          <table:table-cell table:style-name="ce5" office:value-type="string">
            <text:p><text:span text:style-name="T1">Planif</text:span><text:span text:style-name="T1">icaci</text:span><text:span text:style-name="T1">ón</text:span> <text:span text:style-name="T1">distri</text:span><text:span text:style-name="T1">bució</text:span><text:span text:style-name="T1">n</text:span> del personal en primeros 3 pisos liberada</text:p>
          </table:table-cell>
          <table:table-cell table:style-name="ce21" office:value-type="string">
            <text:p>Encargado RRHH</text:p>
          </table:table-cell>
          <table:table-cell table:style-name="ce23" office:value-type="string">
            <text:p>22 de Agosto</text:p>
          </table:table-cell>
          <table:table-cell table:style-name="ce25" office:value-type="string">
            <text:p>22 de Agosto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4">
          <table:table-cell table:style-name="ce5" office:value-type="string">
            <text:p><text:span text:style-name="T1">Planif</text:span><text:span text:style-name="T1">icaci</text:span><text:span text:style-name="T1">ón</text:span> <text:span text:style-name="T1">distri</text:span><text:span text:style-name="T1">bució</text:span><text:span text:style-name="T1">n</text:span> del personal en primeros 3 pisos aprobada</text:p>
          </table:table-cell>
          <table:table-cell table:style-name="ce21" office:value-type="string">
            <text:p>Encargado RRHH</text:p>
          </table:table-cell>
          <table:table-cell table:style-name="ce23" office:value-type="string">
            <text:p>25 de Agosto</text:p>
          </table:table-cell>
          <table:table-cell table:style-name="ce25" office:value-type="string">
            <text:p>25 de Agosto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4">
          <table:table-cell table:style-name="ce6" office:value-type="string">
            <text:p>Generar backups de información de las estaciones de trabajo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26 de Agosto</text:p>
          </table:table-cell>
          <table:table-cell table:style-name="ce24" office:value-type="string">
            <text:p>31 de Agosto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4">
          <table:table-cell table:style-name="ce6" office:value-type="string">
            <text:p>Generar backups de información de los servidores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26 de Agosto</text:p>
          </table:table-cell>
          <table:table-cell table:style-name="ce24" office:value-type="string">
            <text:p>31 de Agosto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4">
          <table:table-cell table:style-name="ce7" office:value-type="string">
            <text:p>Relevar los requerimientos de red requeridos por la empresa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26 de Agosto</text:p>
          </table:table-cell>
          <table:table-cell table:style-name="ce24" office:value-type="string">
            <text:p>28 de Agosto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3">
          <table:table-cell table:style-name="ce7" office:value-type="string">
            <text:p>Realizar planos de red </text:p>
          </table:table-cell>
          <table:table-cell table:style-name="ce20" office:value-type="string">
            <text:p>Jefe de Infraestructura</text:p>
          </table:table-cell>
          <table:table-cell table:style-name="ce24" office:value-type="string">
            <text:p>29 de Agosto</text:p>
          </table:table-cell>
          <table:table-cell table:style-name="ce24" office:value-type="string">
            <text:p>31 de Agosto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5">
          <table:table-cell table:style-name="ce5" office:value-type="string">
            <text:p><text:span text:style-name="T1">Planif</text:span><text:span text:style-name="T1">icaci</text:span><text:span text:style-name="T1">ón</text:span> <text:span text:style-name="T1">distri</text:span><text:span text:style-name="T1">bució</text:span><text:span text:style-name="T1">n</text:span> de servidores y redes en primeros 3 pisos liberada</text:p>
          </table:table-cell>
          <table:table-cell table:style-name="ce21" office:value-type="string">
            <text:p>Jefe de Infraestructura</text:p>
          </table:table-cell>
          <table:table-cell table:style-name="ce25" office:value-type="string">
            <text:p>29 de Agosto</text:p>
          </table:table-cell>
          <table:table-cell table:style-name="ce25" office:value-type="string">
            <text:p>29 de Agosto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5">
          <table:table-cell table:style-name="ce5" office:value-type="string">
            <text:p><text:span text:style-name="T1">Planif</text:span><text:span text:style-name="T1">icaci</text:span><text:span text:style-name="T1">ón</text:span> <text:span text:style-name="T1">distri</text:span><text:span text:style-name="T1">bució</text:span><text:span text:style-name="T1">n</text:span> de servidores y redes en primeros 3 pisos aprobada</text:p>
          </table:table-cell>
          <table:table-cell table:style-name="ce21" office:value-type="string">
            <text:p>Jefe de Infraestructura</text:p>
          </table:table-cell>
          <table:table-cell table:style-name="ce25" office:value-type="string">
            <text:p>31 de Agosto</text:p>
          </table:table-cell>
          <table:table-cell table:style-name="ce25" office:value-type="string">
            <text:p>31 de Agosto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5">
          <table:table-cell table:style-name="ce6" office:value-type="string">
            <text:p>Relevar los requerimientos de telefonía requeridos por la empresa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1 de Septiembre</text:p>
          </table:table-cell>
          <table:table-cell table:style-name="ce24" office:value-type="string">
            <text:p>3 de Septiem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5">
          <table:table-cell table:style-name="ce6" office:value-type="string">
            <text:p>Buscar servicios de telefonía, en base a los requerimientos de la empresa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4 de Septiembre</text:p>
          </table:table-cell>
          <table:table-cell table:style-name="ce24" office:value-type="string">
            <text:p>6 de Septiem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3">
          <table:table-cell table:style-name="ce6" office:value-type="string">
            <text:p>Seleccionar servicio de telefonía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7 de Septiembre</text:p>
          </table:table-cell>
          <table:table-cell table:style-name="ce24" office:value-type="string">
            <text:p>7 de Septiem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3">
          <table:table-cell table:style-name="ce5" office:value-type="string">
            <text:p><text:span text:style-name="T1">Contr</text:span><text:span text:style-name="T1">ataci</text:span><text:span text:style-name="T1">ón</text:span> de servicio de <text:span text:style-name="T1">telefo</text:span><text:span text:style-name="T1">nía</text:span> liberada</text:p>
          </table:table-cell>
          <table:table-cell table:style-name="ce21" office:value-type="string">
            <text:p>Responsable de Contrataciones</text:p>
          </table:table-cell>
          <table:table-cell table:style-name="ce23" office:value-type="string">
            <text:p>8 de Septiembre</text:p>
          </table:table-cell>
          <table:table-cell table:style-name="ce25" office:value-type="string">
            <text:p>8 de Septiem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3">
          <table:table-cell table:style-name="ce5" office:value-type="string">
            <text:p><text:span text:style-name="T1">Contr</text:span><text:span text:style-name="T1">ataci</text:span><text:span text:style-name="T1">ón</text:span> de servicio de <text:span text:style-name="T1">telefo</text:span><text:span text:style-name="T1">nía</text:span> aprobada</text:p>
          </table:table-cell>
          <table:table-cell table:style-name="ce21" office:value-type="string">
            <text:p>Responsable de Contrataciones</text:p>
          </table:table-cell>
          <table:table-cell table:style-name="ce23" office:value-type="string">
            <text:p>12 de Septiembre</text:p>
          </table:table-cell>
          <table:table-cell table:style-name="ce25" office:value-type="string">
            <text:p>12 de Septiem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6">
          <table:table-cell table:style-name="ce6" office:value-type="string">
            <text:p>Relevar de los requerimientos de servicio de internet requeridos por la empresa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13 de Septiembre</text:p>
          </table:table-cell>
          <table:table-cell table:style-name="ce24" office:value-type="string">
            <text:p>17 de Septiem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3">
          <table:table-cell table:style-name="ce6" office:value-type="string">
            <text:p>Buscar servicios de internet acordes al relevamiento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18 de Septiembre</text:p>
          </table:table-cell>
          <table:table-cell table:style-name="ce24" office:value-type="string">
            <text:p>20 de Septiem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3">
          <table:table-cell table:style-name="ce6" office:value-type="string">
            <text:p>Seleccionar servicio de internet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21 de Septiembre</text:p>
          </table:table-cell>
          <table:table-cell table:style-name="ce24" office:value-type="string">
            <text:p>25 de Septiem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3">
          <table:table-cell table:style-name="ce5" office:value-type="string">
            <text:p><text:span text:style-name="T1">Contr</text:span><text:span text:style-name="T1">ataci</text:span><text:span text:style-name="T1">ón</text:span> de servicio de internet liberada</text:p>
          </table:table-cell>
          <table:table-cell table:style-name="ce21" office:value-type="string">
            <text:p>Responsable de Contrataciones</text:p>
          </table:table-cell>
          <table:table-cell table:style-name="ce23" office:value-type="string">
            <text:p>26 de Septiembre</text:p>
          </table:table-cell>
          <table:table-cell table:style-name="ce25" office:value-type="string">
            <text:p>26 de Septiem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3">
          <table:table-cell table:style-name="ce5" office:value-type="string">
            <text:p><text:span text:style-name="T1">Contr</text:span><text:span text:style-name="T1">ataci</text:span><text:span text:style-name="T1">ón</text:span> de servicio de internet aprobada</text:p>
          </table:table-cell>
          <table:table-cell table:style-name="ce21" office:value-type="string">
            <text:p>Responsable de Contrataciones</text:p>
          </table:table-cell>
          <table:table-cell table:style-name="ce23" office:value-type="string">
            <text:p>30 de Septiembre</text:p>
          </table:table-cell>
          <table:table-cell table:style-name="ce25" office:value-type="string">
            <text:p>30 de Septiem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3">
          <table:table-cell table:style-name="ce6" office:value-type="string">
            <text:p>Buscar operarios para instalación de mobiliario</text:p>
          </table:table-cell>
          <table:table-cell table:style-name="ce20" office:value-type="string">
            <text:p>Encargado RRHH</text:p>
          </table:table-cell>
          <table:table-cell table:style-name="ce24" office:value-type="string">
            <text:p>1 de Octubre</text:p>
          </table:table-cell>
          <table:table-cell table:style-name="ce24" office:value-type="string">
            <text:p>3 de Octu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3">
          <table:table-cell table:style-name="ce6" office:value-type="string">
            <text:p>Seleccionar operarios para instalación de mobiliario</text:p>
          </table:table-cell>
          <table:table-cell table:style-name="ce20" office:value-type="string">
            <text:p>Encargado RRHH</text:p>
          </table:table-cell>
          <table:table-cell table:style-name="ce24" office:value-type="string">
            <text:p>4 de Octubre</text:p>
          </table:table-cell>
          <table:table-cell table:style-name="ce24" office:value-type="string">
            <text:p>9 de Octu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7">
          <table:table-cell table:style-name="ce5" office:value-type="string">
            <text:p><text:span text:style-name="T1">Contr</text:span><text:span text:style-name="T1">ataci</text:span><text:span text:style-name="T1">ón</text:span> de operarios para <text:span text:style-name="T1">instal</text:span><text:span text:style-name="T1">ación</text:span> mobiliario liberada</text:p>
          </table:table-cell>
          <table:table-cell table:style-name="ce21" office:value-type="string">
            <text:p>Responsable de Contrataciones</text:p>
          </table:table-cell>
          <table:table-cell table:style-name="ce23" office:value-type="string">
            <text:p>9 de Octubre</text:p>
          </table:table-cell>
          <table:table-cell table:style-name="ce25" office:value-type="string">
            <text:p>9 de Octu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7">
          <table:table-cell table:style-name="ce5" office:value-type="string">
            <text:p><text:span text:style-name="T1">Contr</text:span><text:span text:style-name="T1">ataci</text:span><text:span text:style-name="T1">ón</text:span> de operarios para <text:span text:style-name="T1">instal</text:span><text:span text:style-name="T1">ación</text:span> mobiliario aprobada</text:p>
          </table:table-cell>
          <table:table-cell table:style-name="ce21" office:value-type="string">
            <text:p>Responsable de Contrataciones</text:p>
          </table:table-cell>
          <table:table-cell table:style-name="ce23" office:value-type="string">
            <text:p>15 de Octubre</text:p>
          </table:table-cell>
          <table:table-cell table:style-name="ce25" office:value-type="string">
            <text:p>15 de Octu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7">
          <table:table-cell table:style-name="ce6" office:value-type="string">
            <text:p>Buscar empresas de flete acorde al volumen de mobiliario a mudar</text:p>
          </table:table-cell>
          <table:table-cell table:style-name="ce20" office:value-type="string">
            <text:p>Encargado de Compras</text:p>
          </table:table-cell>
          <table:table-cell table:style-name="ce24" office:value-type="string">
            <text:p>16 de Octubre</text:p>
          </table:table-cell>
          <table:table-cell table:style-name="ce24" office:value-type="string">
            <text:p>20 de Octu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3">
          <table:table-cell table:style-name="ce6" office:value-type="string">
            <text:p>Seleccionar empresa de flete</text:p>
          </table:table-cell>
          <table:table-cell table:style-name="ce20" office:value-type="string">
            <text:p>Encargado de Compras</text:p>
          </table:table-cell>
          <table:table-cell table:style-name="ce24" office:value-type="string">
            <text:p>21 de Octubre</text:p>
          </table:table-cell>
          <table:table-cell table:style-name="ce24" office:value-type="string">
            <text:p>22 de Octu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8">
          <table:table-cell table:style-name="ce5" office:value-type="string">
            <text:p><text:span text:style-name="T1">Contr</text:span><text:span text:style-name="T1">ataci</text:span><text:span text:style-name="T1">ón</text:span> de empresa de flete para realizar mudanza liberada</text:p>
          </table:table-cell>
          <table:table-cell table:style-name="ce20" office:value-type="string">
            <text:p>Encargado de Compras</text:p>
          </table:table-cell>
          <table:table-cell table:style-name="ce23" office:value-type="string">
            <text:p>23 de Octubre</text:p>
          </table:table-cell>
          <table:table-cell table:style-name="ce25" office:value-type="string">
            <text:p>23 de Octu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8">
          <table:table-cell table:style-name="ce5" office:value-type="string">
            <text:p><text:span text:style-name="T1">Contr</text:span><text:span text:style-name="T1">ataci</text:span><text:span text:style-name="T1">ón</text:span> de empresa de flete para realizar mudanza aprobada</text:p>
          </table:table-cell>
          <table:table-cell table:style-name="ce20" office:value-type="string">
            <text:p>Encargado de Compras</text:p>
          </table:table-cell>
          <table:table-cell table:style-name="ce23" office:value-type="string">
            <text:p>30 de Octubre</text:p>
          </table:table-cell>
          <table:table-cell table:style-name="ce25" office:value-type="string">
            <text:p>30 de Octu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8">
          <table:table-cell table:style-name="ce6" office:value-type="string">
            <text:p>Instalar servicios de telefonia e internet en los 3 pisos del nuevo edificio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24 de Octubre</text:p>
          </table:table-cell>
          <table:table-cell table:style-name="ce26" office:value-type="string">
            <text:p>1 de Noviembre</text:p>
          </table:table-cell>
          <table:table-cell table:style-name="ce34" table:number-columns-repeated="5"/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table:number-columns-repeated="5"/>
          <table:table-cell table:style-name="ce37" table:number-columns-repeated="1008"/>
        </table:table-row>
        <table:table-row table:style-name="ro3">
          <table:table-cell table:style-name="ce8" office:value-type="string">
            <text:p><text:span text:style-name="T1">Instal</text:span><text:span text:style-name="T1">ación</text:span> de servicios en nuevo edificio</text:p>
          </table:table-cell>
          <table:table-cell table:style-name="ce21" office:value-type="string">
            <text:p>Jefe de Infraestructura</text:p>
          </table:table-cell>
          <table:table-cell table:style-name="ce23" office:value-type="string">
            <text:p>2 de Noviembre</text:p>
          </table:table-cell>
          <table:table-cell table:style-name="ce27" office:value-type="string">
            <text:p>2 de Noviem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9">
          <table:table-cell table:style-name="ce9" office:value-type="string">
            <text:p>Instalar infraestructura de red en los 3 pisos del nuevo edificio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24 de Octubre</text:p>
          </table:table-cell>
          <table:table-cell table:style-name="ce24" office:value-type="string">
            <text:p>31 de Octu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9">
          <table:table-cell table:style-name="ce9" office:value-type="string">
            <text:p>Testear y probar el correcto funcionamiento de servicios e infraestructura</text:p>
          </table:table-cell>
          <table:table-cell table:style-name="ce20" office:value-type="string">
            <text:p>Jefe de Infraestructura</text:p>
          </table:table-cell>
          <table:table-cell table:style-name="ce24" office:value-type="string">
            <text:p>31 de Octubre</text:p>
          </table:table-cell>
          <table:table-cell table:style-name="ce24" office:value-type="string">
            <text:p>3 de Noviem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0">
          <table:table-cell table:style-name="ce10" office:value-type="string">
            <text:p><text:span text:style-name="T2">Muda</text:span><text:span text:style-name="T2">nza e </text:span><text:span text:style-name="T3">instal</text:span><text:span text:style-name="T3">ación</text:span><text:span text:style-name="T2"> </text:span><text:span text:style-name="T2">de </text:span><text:span text:style-name="T2">infrae</text:span><text:span text:style-name="T2">struct</text:span><text:span text:style-name="T2">ura </text:span><text:span text:style-name="T2">en </text:span><text:span text:style-name="T2">los </text:span><text:span text:style-name="T2">prime</text:span><text:span text:style-name="T2">ros 3 </text:span><text:span text:style-name="T2">pisos </text:span><text:span text:style-name="T2">del </text:span><text:span text:style-name="T2">nuev</text:span><text:span text:style-name="T2">o </text:span><text:span text:style-name="T2">edific</text:span><text:span text:style-name="T2">io</text:span></text:p>
          </table:table-cell>
          <table:table-cell table:style-name="ce20" office:value-type="string">
            <text:p>Jefe de Infraestructura</text:p>
          </table:table-cell>
          <table:table-cell table:style-name="ce25"/>
          <table:table-cell table:style-name="ce25" office:value-type="string">
            <text:p>3 de Noviem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0">
          <table:table-cell table:style-name="ce9" office:value-type="string">
            <text:p>Mudar servidores a los 3 pisos del nuevo edificio</text:p>
          </table:table-cell>
          <table:table-cell table:style-name="ce20" office:value-type="string">
            <text:p>Encargado de Infraestructura</text:p>
          </table:table-cell>
          <table:table-cell table:style-name="ce26" office:value-type="string">
            <text:p>4 de Noviembre</text:p>
          </table:table-cell>
          <table:table-cell table:style-name="ce26" office:value-type="string">
            <text:p>4 de Noviembre</text:p>
          </table:table-cell>
          <table:table-cell table:style-name="ce33" table:number-columns-repeated="6"/>
          <table:table-cell table:style-name="ce33" office:value-type="string">
            <text:p>x</text:p>
          </table:table-cell>
          <table:table-cell table:style-name="ce33" table:number-columns-repeated="5"/>
          <table:table-cell table:style-name="ce37" table:number-columns-repeated="1008"/>
        </table:table-row>
        <table:table-row table:style-name="ro10">
          <table:table-cell table:style-name="ce9" office:value-type="string">
            <text:p>Instalar servidores en los 3 pisos del nuevo edificio</text:p>
          </table:table-cell>
          <table:table-cell table:style-name="ce20" office:value-type="string">
            <text:p>Encargado de Infraestructura</text:p>
          </table:table-cell>
          <table:table-cell table:style-name="ce26" office:value-type="string">
            <text:p>4 de Noviembre</text:p>
          </table:table-cell>
          <table:table-cell table:style-name="ce26" office:value-type="string">
            <text:p>4 de Noviembre</text:p>
          </table:table-cell>
          <table:table-cell table:style-name="ce33" table:number-columns-repeated="6"/>
          <table:table-cell table:style-name="ce33" office:value-type="string">
            <text:p>x</text:p>
          </table:table-cell>
          <table:table-cell table:style-name="ce33" table:number-columns-repeated="5"/>
          <table:table-cell table:style-name="ce37" table:number-columns-repeated="1008"/>
        </table:table-row>
        <table:table-row table:style-name="ro10">
          <table:table-cell table:style-name="ce8" office:value-type="string">
            <text:p>Mudanza e <text:span text:style-name="T1">instal</text:span><text:span text:style-name="T1">ación</text:span> de servidores en los primeros 3 pisos del nuevo edificio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3" office:value-type="string">
            <text:p>4 de Noviem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0">
          <table:table-cell table:style-name="ce8" office:value-type="string">
            <text:p>Testeo y pruebas del correcto funcionamiento de servicios e infraestructura iniciadas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5" office:value-type="string">
            <text:p>5 de Noviem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0">
          <table:table-cell table:style-name="ce8" office:value-type="string">
            <text:p>Testeo y pruebas del correcto funcionamiento de servicios e infraestructura termiandas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5" office:value-type="string">
            <text:p>6 de Noviem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0">
          <table:table-cell table:style-name="ce9" office:value-type="string">
            <text:p>Mudar el mobiliario en los 3 pisos del nuevo edificio</text:p>
          </table:table-cell>
          <table:table-cell table:style-name="ce21" office:value-type="string">
            <text:p>Encargado de Infraestructura</text:p>
          </table:table-cell>
          <table:table-cell table:style-name="ce24" office:value-type="string">
            <text:p>4 de Noviembre</text:p>
          </table:table-cell>
          <table:table-cell table:style-name="ce26" office:value-type="string">
            <text:p>4 de Noviembre</text:p>
          </table:table-cell>
          <table:table-cell table:style-name="ce33" table:number-columns-repeated="6"/>
          <table:table-cell table:style-name="ce33" office:value-type="string">
            <text:p>x</text:p>
          </table:table-cell>
          <table:table-cell table:style-name="ce33" table:number-columns-repeated="5"/>
          <table:table-cell table:style-name="ce37" table:number-columns-repeated="1008"/>
        </table:table-row>
        <table:table-row table:style-name="ro10">
          <table:table-cell table:style-name="ce9" office:value-type="string">
            <text:p>Instalar mobiliario de acuerdo a los planos de oficina</text:p>
          </table:table-cell>
          <table:table-cell table:style-name="ce21" office:value-type="string">
            <text:p>Encargado de Infraestructura</text:p>
          </table:table-cell>
          <table:table-cell table:style-name="ce24" office:value-type="string">
            <text:p>4 de Noviembre</text:p>
          </table:table-cell>
          <table:table-cell table:style-name="ce26" office:value-type="string">
            <text:p>6 de Noviembre</text:p>
          </table:table-cell>
          <table:table-cell table:style-name="ce33" table:number-columns-repeated="6"/>
          <table:table-cell table:style-name="ce33" office:value-type="string">
            <text:p>x</text:p>
          </table:table-cell>
          <table:table-cell table:style-name="ce33" table:number-columns-repeated="5"/>
          <table:table-cell table:style-name="ce37" table:number-columns-repeated="1008"/>
        </table:table-row>
        <table:table-row table:style-name="ro10">
          <table:table-cell table:style-name="ce11" office:value-type="string">
            <text:p><text:span text:style-name="T3">Revis</text:span><text:span text:style-name="T3">ión</text:span><text:span text:style-name="T2"> y </text:span><text:span text:style-name="T2">teste</text:span><text:span text:style-name="T2">o de </text:span><text:span text:style-name="T2">corre</text:span><text:span text:style-name="T2">cta </text:span><text:span text:style-name="T3">instal</text:span><text:span text:style-name="T3">ación</text:span><text:span text:style-name="T2"> </text:span><text:span text:style-name="T2">del </text:span><text:span text:style-name="T2">mobil</text:span><text:span text:style-name="T2">iario</text:span></text:p>
          </table:table-cell>
          <table:table-cell table:style-name="ce20" office:value-type="string">
            <text:p>Jefe de Infraestructura</text:p>
          </table:table-cell>
          <table:table-cell table:style-name="ce24" office:value-type="string">
            <text:p>4 de Noviembre</text:p>
          </table:table-cell>
          <table:table-cell table:style-name="ce26" office:value-type="string">
            <text:p>6 de Noviembre</text:p>
          </table:table-cell>
          <table:table-cell table:style-name="ce34" table:number-columns-repeated="6"/>
          <table:table-cell table:style-name="ce34" office:value-type="string">
            <text:p>x</text:p>
          </table:table-cell>
          <table:table-cell table:style-name="ce34" table:number-columns-repeated="5"/>
          <table:table-cell table:style-name="ce37" table:number-columns-repeated="1008"/>
        </table:table-row>
        <table:table-row table:style-name="ro10">
          <table:table-cell table:style-name="ce8" office:value-type="string">
            <text:p>Mudanza e <text:span text:style-name="T1">instal</text:span><text:span text:style-name="T1">ación</text:span> del mobiliario a los primeros 3 pisos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5" office:value-type="string">
            <text:p>6 de Noviem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0">
          <table:table-cell table:style-name="ce9" office:value-type="string">
            <text:p>Ubicar al personal de acuerdo a los planos de oficina </text:p>
          </table:table-cell>
          <table:table-cell table:style-name="ce20" office:value-type="string">
            <text:p>Encargado RRHH</text:p>
          </table:table-cell>
          <table:table-cell table:style-name="ce24" office:value-type="string">
            <text:p>4 de Noviembre</text:p>
          </table:table-cell>
          <table:table-cell table:style-name="ce26" office:value-type="string">
            <text:p>4 de Noviembre</text:p>
          </table:table-cell>
          <table:table-cell table:style-name="ce34" table:number-columns-repeated="6"/>
          <table:table-cell table:style-name="ce34" office:value-type="string">
            <text:p>x</text:p>
          </table:table-cell>
          <table:table-cell table:style-name="ce34" table:number-columns-repeated="5"/>
          <table:table-cell table:style-name="ce37" table:number-columns-repeated="1008"/>
        </table:table-row>
        <table:table-row table:style-name="ro10">
          <table:table-cell table:style-name="ce8" office:value-type="string">
            <text:p>Mudanza del personal a los primeros 3 pisos</text:p>
          </table:table-cell>
          <table:table-cell table:style-name="ce21" office:value-type="string">
            <text:p>Encargado RRHH</text:p>
          </table:table-cell>
          <table:table-cell table:style-name="ce23"/>
          <table:table-cell table:style-name="ce25" office:value-type="string">
            <text:p>4 de Noviem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0">
          <table:table-cell table:style-name="ce12" office:value-type="string">
            <text:p>Mudanza terminada a los primeros 3 pisos con la empresa funcionando al 100% (1° version)</text:p>
          </table:table-cell>
          <table:table-cell table:style-name="ce21" office:value-type="string">
            <text:p>Responsable de Planificación</text:p>
          </table:table-cell>
          <table:table-cell table:style-name="ce23"/>
          <table:table-cell table:style-name="ce25" office:value-type="string">
            <text:p>7 de Noviem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0">
          <table:table-cell table:style-name="ce13" office:value-type="string">
            <text:p>Determinar mobiliario a mudar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15 de Noviembre</text:p>
          </table:table-cell>
          <table:table-cell table:style-name="ce26" office:value-type="string">
            <text:p>25 de Noviembre</text:p>
          </table:table-cell>
          <table:table-cell table:style-name="ce34" table:number-columns-repeated="7"/>
          <table:table-cell table:style-name="ce34" office:value-type="string">
            <text:p>x</text:p>
          </table:table-cell>
          <table:table-cell table:style-name="ce34" table:number-columns-repeated="4"/>
          <table:table-cell table:style-name="ce37" table:number-columns-repeated="1008"/>
        </table:table-row>
        <table:table-row table:style-name="ro10">
          <table:table-cell table:style-name="ce13" office:value-type="string">
            <text:p>Crear planos de oficina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20 de Noviembre</text:p>
          </table:table-cell>
          <table:table-cell table:style-name="ce26" office:value-type="string">
            <text:p>30 de Noviembre</text:p>
          </table:table-cell>
          <table:table-cell table:style-name="ce34" table:number-columns-repeated="7"/>
          <table:table-cell table:style-name="ce34" office:value-type="string">
            <text:p>x</text:p>
          </table:table-cell>
          <table:table-cell table:style-name="ce34" table:number-columns-repeated="4"/>
          <table:table-cell table:style-name="ce37" table:number-columns-repeated="1008"/>
        </table:table-row>
        <table:table-row table:style-name="ro4">
          <table:table-cell table:style-name="ce8" office:value-type="string">
            <text:p><text:span text:style-name="T1">Planif</text:span><text:span text:style-name="T1">icaci</text:span><text:span text:style-name="T1">ón</text:span> de <text:span text:style-name="T1">redist</text:span><text:span text:style-name="T1">ribuci</text:span><text:span text:style-name="T1">ón</text:span> de mobiliario en nuevos 2 pisos liberada</text:p>
          </table:table-cell>
          <table:table-cell table:style-name="ce20" office:value-type="string">
            <text:p>Responsable de Planificación</text:p>
          </table:table-cell>
          <table:table-cell table:style-name="ce24"/>
          <table:table-cell table:style-name="ce28" office:value-type="string">
            <text:p>1 de Diciem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1">
          <table:table-cell table:style-name="ce8" office:value-type="string">
            <text:p><text:span text:style-name="T1">Planif</text:span><text:span text:style-name="T1">icaci</text:span><text:span text:style-name="T1">ón</text:span> de <text:span text:style-name="T1">redist</text:span><text:span text:style-name="T1">ribuci</text:span><text:span text:style-name="T1">ón</text:span> de mobiliario en nuevos 2 pisos aprobada</text:p>
          </table:table-cell>
          <table:table-cell table:style-name="ce21" office:value-type="string">
            <text:p>Responsable de Planificación</text:p>
          </table:table-cell>
          <table:table-cell table:style-name="ce23"/>
          <table:table-cell table:style-name="ce28" office:value-type="string">
            <text:p>6 de Diciem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11">
          <table:table-cell table:style-name="ce9" office:value-type="string">
            <text:p>Realizar planos de distribución del personal</text:p>
          </table:table-cell>
          <table:table-cell table:style-name="ce20" office:value-type="string">
            <text:p>Encargado RRHH</text:p>
          </table:table-cell>
          <table:table-cell table:style-name="ce24" office:value-type="string">
            <text:p>25 de Noviembre</text:p>
          </table:table-cell>
          <table:table-cell table:style-name="ce29" office:value-type="string">
            <text:p>5 de Diciembre</text:p>
          </table:table-cell>
          <table:table-cell table:style-name="ce34" table:number-columns-repeated="7"/>
          <table:table-cell table:style-name="ce33" office:value-type="string">
            <text:p>x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2">
          <table:table-cell table:style-name="ce8" office:value-type="string">
            <text:p><text:span text:style-name="T1">Planif</text:span><text:span text:style-name="T1">icaci</text:span><text:span text:style-name="T1">ón</text:span> de <text:span text:style-name="T1">redist</text:span><text:span text:style-name="T1">ribuci</text:span><text:span text:style-name="T1">ón</text:span> de personal en nuevos 2 pisos liberada</text:p>
          </table:table-cell>
          <table:table-cell table:style-name="ce21" office:value-type="string">
            <text:p>Responsable de Planificación</text:p>
          </table:table-cell>
          <table:table-cell table:style-name="ce23"/>
          <table:table-cell table:style-name="ce28" office:value-type="string">
            <text:p>6 de Diciem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13">
          <table:table-cell table:style-name="ce8" office:value-type="string">
            <text:p><text:span text:style-name="T1">Planif</text:span><text:span text:style-name="T1">icaci</text:span><text:span text:style-name="T1">ón</text:span> de <text:span text:style-name="T1">redist</text:span><text:span text:style-name="T1">ribuci</text:span><text:span text:style-name="T1">ón</text:span> de personal en nuevos 2 pisos aprobada</text:p>
          </table:table-cell>
          <table:table-cell table:style-name="ce21" office:value-type="string">
            <text:p>Responsable de Planificación</text:p>
          </table:table-cell>
          <table:table-cell table:style-name="ce23"/>
          <table:table-cell table:style-name="ce28" office:value-type="string">
            <text:p>11 de Diciem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13">
          <table:table-cell table:style-name="ce9" office:value-type="string">
            <text:p>Instalar servicios de telefonia e internet en los 2 nuevos pisos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20 de Diciembre</text:p>
          </table:table-cell>
          <table:table-cell table:style-name="ce29" office:value-type="string">
            <text:p>26 de Diciembre</text:p>
          </table:table-cell>
          <table:table-cell table:style-name="ce34" table:number-columns-repeated="7"/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3">
          <table:table-cell table:style-name="ce9" office:value-type="string">
            <text:p>Instalar infraestructura de red en los 2 nuevos pisos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20 de Diciembre</text:p>
          </table:table-cell>
          <table:table-cell table:style-name="ce29" office:value-type="string">
            <text:p>26 de Diciembre</text:p>
          </table:table-cell>
          <table:table-cell table:style-name="ce34" table:number-columns-repeated="7"/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3">
          <table:table-cell table:style-name="ce9" office:value-type="string">
            <text:p>Testear y probar el correcto funcionamiento de servicios e infraestructura de red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26 de Diciembre</text:p>
          </table:table-cell>
          <table:table-cell table:style-name="ce29" office:value-type="string">
            <text:p>29 de Diciembre</text:p>
          </table:table-cell>
          <table:table-cell table:style-name="ce34" table:number-columns-repeated="7"/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3">
          <table:table-cell table:style-name="ce8" office:value-type="string">
            <text:p><text:span text:style-name="T1">Instal</text:span><text:span text:style-name="T1">ación</text:span> de servicios e infraestructura de red en los nuevos 2 pisos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8" office:value-type="string">
            <text:p>29 de Diciembre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13">
          <table:table-cell table:style-name="ce9" office:value-type="string">
            <text:p>Redistribuir los servicios del servidor a los 2 nuevos pisos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4 de Enero</text:p>
          </table:table-cell>
          <table:table-cell table:style-name="ce29" office:value-type="string">
            <text:p>6 de Enero</text:p>
          </table:table-cell>
          <table:table-cell table:style-name="ce34" table:number-columns-repeated="7"/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3">
          <table:table-cell table:style-name="ce8" office:value-type="string">
            <text:p><text:span text:style-name="T1">Redi</text:span><text:span text:style-name="T1">stribu</text:span><text:span text:style-name="T1">ción</text:span> e <text:span text:style-name="T1">instal</text:span><text:span text:style-name="T1">ación</text:span> de servidores en los nuevos 2 pisos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8" office:value-type="string">
            <text:p>6 de Enero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13">
          <table:table-cell table:style-name="ce8" office:value-type="string">
            <text:p>Testeo y pruebas del correcto funcionamiento de servidores iniciadas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8" office:value-type="string">
            <text:p>7 de Enero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13">
          <table:table-cell table:style-name="ce5" office:value-type="string">
            <text:p>Testeo y pruebas del correcto funcionamiento de servidores terminadas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8" office:value-type="string">
            <text:p>8 de Enero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13">
          <table:table-cell table:style-name="ce6" office:value-type="string">
            <text:p>Redistribuir el mobiliario entre los 5 pisos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1 de Enero</text:p>
          </table:table-cell>
          <table:table-cell table:style-name="ce29" office:value-type="string">
            <text:p>2 de Enero</text:p>
          </table:table-cell>
          <table:table-cell table:style-name="ce34" table:number-columns-repeated="7"/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3">
          <table:table-cell table:style-name="ce6" office:value-type="string">
            <text:p>Instalar el mobiliario en los 2 nuevos pisos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1 de Enero</text:p>
          </table:table-cell>
          <table:table-cell table:style-name="ce29" office:value-type="string">
            <text:p>2 de Enero</text:p>
          </table:table-cell>
          <table:table-cell table:style-name="ce34" table:number-columns-repeated="7"/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3">
          <table:table-cell table:style-name="ce6" office:value-type="string">
            <text:p>Revisión y testeo de correcta instalación del mobiliario</text:p>
          </table:table-cell>
          <table:table-cell table:style-name="ce20" office:value-type="string">
            <text:p>Jefe de Infraestructura</text:p>
          </table:table-cell>
          <table:table-cell table:style-name="ce24" office:value-type="string">
            <text:p>2 de Enero</text:p>
          </table:table-cell>
          <table:table-cell table:style-name="ce29" office:value-type="string">
            <text:p>2 de Enero</text:p>
          </table:table-cell>
          <table:table-cell table:style-name="ce34" table:number-columns-repeated="7"/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3">
          <table:table-cell table:style-name="ce5" office:value-type="string">
            <text:p><text:span text:style-name="T1">Redi</text:span><text:span text:style-name="T1">stribu</text:span><text:span text:style-name="T1">ción</text:span> e <text:span text:style-name="T1">instal</text:span><text:span text:style-name="T1">ación</text:span> del mobiliario en los nuevos 2 pisos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8" office:value-type="string">
            <text:p>3 de Enero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13">
          <table:table-cell table:style-name="ce6" office:value-type="string">
            <text:p>Reubicar al personal de acuerdo a los planos de oficina </text:p>
          </table:table-cell>
          <table:table-cell table:style-name="ce20" office:value-type="string">
            <text:p>Encargado RRHH</text:p>
          </table:table-cell>
          <table:table-cell table:style-name="ce24" office:value-type="string">
            <text:p>6 de Enero</text:p>
          </table:table-cell>
          <table:table-cell table:style-name="ce29" office:value-type="string">
            <text:p>6 de Enero</text:p>
          </table:table-cell>
          <table:table-cell table:style-name="ce34" table:number-columns-repeated="7"/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3">
          <table:table-cell table:style-name="ce5" office:value-type="string">
            <text:p><text:span text:style-name="T1">Redi</text:span><text:span text:style-name="T1">stribu</text:span><text:span text:style-name="T1">ción</text:span> del personal en los nuevos 2 pisos</text:p>
          </table:table-cell>
          <table:table-cell table:style-name="ce21" office:value-type="string">
            <text:p>Encargado RRHH</text:p>
          </table:table-cell>
          <table:table-cell table:style-name="ce23"/>
          <table:table-cell table:style-name="ce27" office:value-type="string">
            <text:p>6 de Enero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3">
          <table:table-cell table:style-name="ce14" office:value-type="string">
            <text:p>Mudanza y <text:span text:style-name="T1">redis</text:span><text:span text:style-name="T1">tribu</text:span><text:span text:style-name="T1">ción</text:span> terminada a los 5 pisos (2° version)</text:p>
          </table:table-cell>
          <table:table-cell table:style-name="ce21" office:value-type="string">
            <text:p>Responsable de Planificación</text:p>
          </table:table-cell>
          <table:table-cell table:style-name="ce23"/>
          <table:table-cell table:style-name="ce27" office:value-type="string">
            <text:p>9 de Enero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iente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ce45"/>
        <table:table-column table:style-name="co8" table:default-cell-style-name="ce45"/>
        <table:table-column table:style-name="co9" table:number-columns-repeated="13" table:default-cell-style-name="Default"/>
        <table:table-column table:style-name="co5" table:number-columns-repeated="1008" table:default-cell-style-name="Default"/>
        <table:table-row table:style-name="ro1">
          <table:table-cell table:style-name="ce1" office:value-type="string" table:number-columns-spanned="3" table:number-rows-spanned="1">
            <text:p>SmartSoft: Calendario Client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table:number-columns-spanned="9" table:number-rows-spanned="1">
            <text:p>SmartSoft: Calendario Cliente</text:p>
          </table:table-cell>
          <table:covered-table-cell table:number-columns-repeated="8"/>
          <table:table-cell table:number-columns-repeated="1015"/>
        </table:table-row>
        <table:table-row table:style-name="ro14">
          <table:table-cell table:style-name="ce38" office:value-type="string">
            <text:p>Hipotesis:</text:p>
          </table:table-cell>
          <table:table-cell office:value-type="string">
            <text:p>Mes inicial Agosto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considera finalizado el proyecto luego de que se haya mudado a SmartSoft a los primeros 3 pisos y redistribuido al obtener los otros 2 pis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supone que los servidores, servicios e infraestructura deben probarse durante un periodo de tiempo establecido para asegurar su correcto funcionamiento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supone que cada uno de los empleados de la empresa se encarga de mudar sus articulos y elementos personales de una oficina a la otra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9" office:value-type="string" table:number-columns-spanned="1" table:number-rows-spanned="3">
            <text:p>Hito</text:p>
          </table:table-cell>
          <table:table-cell table:style-name="ce46" office:value-type="string" table:number-columns-spanned="1" table:number-rows-spanned="3">
            <text:p>Responsable</text:p>
          </table:table-cell>
          <table:table-cell table:style-name="ce46" office:value-type="string" table:number-columns-spanned="1" table:number-rows-spanned="3">
            <text:p>Fecha</text:p>
          </table:table-cell>
          <table:table-cell table:style-name="ce51" office:value-type="string" table:number-columns-spanned="2" table:number-rows-spanned="1">
            <text:p>Agosto</text:p>
          </table:table-cell>
          <table:covered-table-cell table:style-name="ce55"/>
          <table:table-cell table:style-name="ce51" office:value-type="string" table:number-columns-spanned="2" table:number-rows-spanned="1">
            <text:p>Septiembre</text:p>
          </table:table-cell>
          <table:covered-table-cell table:style-name="ce55"/>
          <table:table-cell table:style-name="ce51" office:value-type="string" table:number-columns-spanned="2" table:number-rows-spanned="1">
            <text:p>Octubre</text:p>
          </table:table-cell>
          <table:covered-table-cell table:style-name="ce55"/>
          <table:table-cell table:style-name="ce51" office:value-type="string" table:number-columns-spanned="2" table:number-rows-spanned="1">
            <text:p>Noviembre</text:p>
          </table:table-cell>
          <table:covered-table-cell table:style-name="ce55"/>
          <table:table-cell table:style-name="ce51" office:value-type="string" table:number-columns-spanned="2" table:number-rows-spanned="1">
            <text:p>Diciembre</text:p>
          </table:table-cell>
          <table:covered-table-cell table:style-name="ce55"/>
          <table:table-cell table:style-name="ce51" office:value-type="string" table:number-columns-spanned="2" table:number-rows-spanned="1">
            <text:p>Enero</text:p>
          </table:table-cell>
          <table:covered-table-cell table:style-name="ce55"/>
          <table:table-cell table:number-columns-repeated="1009"/>
        </table:table-row>
        <table:table-row table:style-name="ro2">
          <table:covered-table-cell table:style-name="ce40"/>
          <table:covered-table-cell table:style-name="ce47"/>
          <table:covered-table-cell table:style-name="ce47"/>
          <table:table-cell table:style-name="ce51" office:value-type="float" office:value="2011" table:number-columns-spanned="10" table:number-rows-spanned="1">
            <text:p>2011</text:p>
          </table:table-cell>
          <table:covered-table-cell table:style-name="ce55"/>
          <table:covered-table-cell table:style-name="ce51"/>
          <table:covered-table-cell table:style-name="ce55"/>
          <table:covered-table-cell table:style-name="ce51"/>
          <table:covered-table-cell table:style-name="ce55"/>
          <table:covered-table-cell table:style-name="ce51"/>
          <table:covered-table-cell table:style-name="ce55"/>
          <table:covered-table-cell table:style-name="ce51"/>
          <table:covered-table-cell table:style-name="ce55"/>
          <table:table-cell table:style-name="ce51" office:value-type="float" office:value="2012" table:number-columns-spanned="2" table:number-rows-spanned="1">
            <text:p>2012</text:p>
          </table:table-cell>
          <table:covered-table-cell table:style-name="ce55"/>
          <table:table-cell table:number-columns-repeated="1009"/>
        </table:table-row>
        <table:table-row table:style-name="ro2">
          <table:covered-table-cell table:style-name="ce40"/>
          <table:covered-table-cell table:style-name="ce47"/>
          <table:covered-table-cell table:style-name="ce47"/>
          <table:table-cell table:style-name="ce52" office:value-type="string">
            <text:p>Q1</text:p>
          </table:table-cell>
          <table:table-cell table:style-name="ce52" office:value-type="string">
            <text:p>Q2</text:p>
          </table:table-cell>
          <table:table-cell table:style-name="ce52" office:value-type="string">
            <text:p>Q3</text:p>
          </table:table-cell>
          <table:table-cell table:style-name="ce52" office:value-type="string">
            <text:p>Q4</text:p>
          </table:table-cell>
          <table:table-cell table:style-name="ce52" office:value-type="string">
            <text:p>Q5</text:p>
          </table:table-cell>
          <table:table-cell table:style-name="ce52" office:value-type="string">
            <text:p>Q6</text:p>
          </table:table-cell>
          <table:table-cell table:style-name="ce52" office:value-type="string">
            <text:p>Q7</text:p>
          </table:table-cell>
          <table:table-cell table:style-name="ce52" office:value-type="string">
            <text:p>Q8</text:p>
          </table:table-cell>
          <table:table-cell table:style-name="ce52" office:value-type="string">
            <text:p>Q9</text:p>
          </table:table-cell>
          <table:table-cell table:style-name="ce52" office:value-type="string">
            <text:p>Q10</text:p>
          </table:table-cell>
          <table:table-cell table:style-name="ce52" office:value-type="string">
            <text:p>Q11</text:p>
          </table:table-cell>
          <table:table-cell table:style-name="ce52" office:value-type="string">
            <text:p>Q12</text:p>
          </table:table-cell>
          <table:table-cell table:number-columns-repeated="1009"/>
        </table:table-row>
        <table:table-row table:style-name="ro15">
          <table:table-cell table:style-name="ce41" table:formula="of:=[interno.A10]" office:value-type="string" office:string-value="Proyecto iniciado">
            <text:p>Proyecto iniciado</text:p>
          </table:table-cell>
          <table:table-cell table:style-name="ce41" table:formula="of:=[interno.B10]" office:value-type="string" office:string-value="PL">
            <text:p>PL</text:p>
          </table:table-cell>
          <table:table-cell table:style-name="ce21" table:formula="of:=[interno.D10]" office:value-type="string" office:string-value="1 de Agosto">
            <text:p>1 de Agosto</text:p>
          </table:table-cell>
          <table:table-cell table:style-name="ce21" table:formula="of:=[interno.E10]" office:value-type="string" office:string-value="x">
            <text:p>x</text:p>
          </table:table-cell>
          <table:table-cell table:style-name="ce21" table:formula="of:=[interno.F10]" office:value-type="string" office:string-value=" ">
            <text:p><text:s/></text:p>
          </table:table-cell>
          <table:table-cell table:style-name="ce21" table:formula="of:=[interno.G10]" office:value-type="string" office:string-value=" ">
            <text:p><text:s/></text:p>
          </table:table-cell>
          <table:table-cell table:style-name="ce21" table:formula="of:=[interno.H10]" office:value-type="string" office:string-value=" ">
            <text:p><text:s/></text:p>
          </table:table-cell>
          <table:table-cell table:style-name="ce21" table:formula="of:=[interno.I10]" office:value-type="string" office:string-value=" ">
            <text:p><text:s/></text:p>
          </table:table-cell>
          <table:table-cell table:style-name="ce21" table:formula="of:=[interno.J10]" office:value-type="string" office:string-value=" ">
            <text:p><text:s/></text:p>
          </table:table-cell>
          <table:table-cell table:style-name="ce21" table:formula="of:=[interno.K10]" office:value-type="string" office:string-value=" ">
            <text:p><text:s/></text:p>
          </table:table-cell>
          <table:table-cell table:style-name="ce21" table:formula="of:=[interno.L10]" office:value-type="string" office:string-value=" ">
            <text:p><text:s/></text:p>
          </table:table-cell>
          <table:table-cell table:style-name="ce21" table:formula="of:=[interno.M10]" office:value-type="string" office:string-value=" ">
            <text:p><text:s/></text:p>
          </table:table-cell>
          <table:table-cell table:style-name="ce21" table:formula="of:=[interno.N10]" office:value-type="string" office:string-value=" ">
            <text:p><text:s/></text:p>
          </table:table-cell>
          <table:table-cell table:style-name="ce21" table:formula="of:=[interno.O10]" office:value-type="string" office:string-value=" ">
            <text:p><text:s/></text:p>
          </table:table-cell>
          <table:table-cell table:style-name="ce21" table:formula="of:=[interno.P10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12]" office:value-type="string" office:string-value="Alcance liberado">
            <text:p>Alcance liberado</text:p>
          </table:table-cell>
          <table:table-cell table:style-name="ce41" table:formula="of:=[interno.B12]" office:value-type="string" office:string-value="PL">
            <text:p>PL</text:p>
          </table:table-cell>
          <table:table-cell table:style-name="ce21" table:formula="of:=[interno.D12]" office:value-type="string" office:string-value="10 de Agosto">
            <text:p>10 de Agosto</text:p>
          </table:table-cell>
          <table:table-cell table:style-name="ce21" table:formula="of:=[interno.E12]" office:value-type="string" office:string-value="x">
            <text:p>x</text:p>
          </table:table-cell>
          <table:table-cell table:style-name="ce21" table:formula="of:=[interno.F12]" office:value-type="string" office:string-value=" ">
            <text:p><text:s/></text:p>
          </table:table-cell>
          <table:table-cell table:style-name="ce21" table:formula="of:=[interno.G12]" office:value-type="string" office:string-value=" ">
            <text:p><text:s/></text:p>
          </table:table-cell>
          <table:table-cell table:style-name="ce21" table:formula="of:=[interno.H12]" office:value-type="string" office:string-value=" ">
            <text:p><text:s/></text:p>
          </table:table-cell>
          <table:table-cell table:style-name="ce21" table:formula="of:=[interno.I12]" office:value-type="string" office:string-value=" ">
            <text:p><text:s/></text:p>
          </table:table-cell>
          <table:table-cell table:style-name="ce21" table:formula="of:=[interno.J12]" office:value-type="string" office:string-value=" ">
            <text:p><text:s/></text:p>
          </table:table-cell>
          <table:table-cell table:style-name="ce21" table:formula="of:=[interno.K12]" office:value-type="string" office:string-value=" ">
            <text:p><text:s/></text:p>
          </table:table-cell>
          <table:table-cell table:style-name="ce21" table:formula="of:=[interno.L12]" office:value-type="string" office:string-value=" ">
            <text:p><text:s/></text:p>
          </table:table-cell>
          <table:table-cell table:style-name="ce21" table:formula="of:=[interno.M12]" office:value-type="string" office:string-value=" ">
            <text:p><text:s/></text:p>
          </table:table-cell>
          <table:table-cell table:style-name="ce21" table:formula="of:=[interno.N12]" office:value-type="string" office:string-value=" ">
            <text:p><text:s/></text:p>
          </table:table-cell>
          <table:table-cell table:style-name="ce21" table:formula="of:=[interno.O12]" office:value-type="string" office:string-value=" ">
            <text:p><text:s/></text:p>
          </table:table-cell>
          <table:table-cell table:style-name="ce21" table:formula="of:=[interno.P12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13]" office:value-type="string" office:string-value="Alcance aprobado">
            <text:p>Alcance aprobado</text:p>
          </table:table-cell>
          <table:table-cell table:style-name="ce41" table:formula="of:=[interno.B13]" office:value-type="string" office:string-value="PL">
            <text:p>PL</text:p>
          </table:table-cell>
          <table:table-cell table:style-name="ce21" table:formula="of:=[interno.D13]" office:value-type="string" office:string-value="16 de Agosto">
            <text:p>16 de Agosto</text:p>
          </table:table-cell>
          <table:table-cell table:style-name="ce21" table:formula="of:=[interno.E13]" office:value-type="string" office:string-value=" ">
            <text:p><text:s/></text:p>
          </table:table-cell>
          <table:table-cell table:style-name="ce21" table:formula="of:=[interno.F13]" office:value-type="string" office:string-value="x">
            <text:p>x</text:p>
          </table:table-cell>
          <table:table-cell table:style-name="ce21" table:formula="of:=[interno.G13]" office:value-type="string" office:string-value=" ">
            <text:p><text:s/></text:p>
          </table:table-cell>
          <table:table-cell table:style-name="ce21" table:formula="of:=[interno.H13]" office:value-type="string" office:string-value=" ">
            <text:p><text:s/></text:p>
          </table:table-cell>
          <table:table-cell table:style-name="ce21" table:formula="of:=[interno.I13]" office:value-type="string" office:string-value=" ">
            <text:p><text:s/></text:p>
          </table:table-cell>
          <table:table-cell table:style-name="ce21" table:formula="of:=[interno.J13]" office:value-type="string" office:string-value=" ">
            <text:p><text:s/></text:p>
          </table:table-cell>
          <table:table-cell table:style-name="ce21" table:formula="of:=[interno.K13]" office:value-type="string" office:string-value=" ">
            <text:p><text:s/></text:p>
          </table:table-cell>
          <table:table-cell table:style-name="ce21" table:formula="of:=[interno.L13]" office:value-type="string" office:string-value=" ">
            <text:p><text:s/></text:p>
          </table:table-cell>
          <table:table-cell table:style-name="ce21" table:formula="of:=[interno.M13]" office:value-type="string" office:string-value=" ">
            <text:p><text:s/></text:p>
          </table:table-cell>
          <table:table-cell table:style-name="ce21" table:formula="of:=[interno.N13]" office:value-type="string" office:string-value=" ">
            <text:p><text:s/></text:p>
          </table:table-cell>
          <table:table-cell table:style-name="ce21" table:formula="of:=[interno.O13]" office:value-type="string" office:string-value=" ">
            <text:p><text:s/></text:p>
          </table:table-cell>
          <table:table-cell table:style-name="ce21" table:formula="of:=[interno.P13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16]" office:value-type="string" office:string-value="Planificación de distribución de mobiliario en primeros 3 pisos liberada">
            <text:p>Planificación de distribución de mobiliario en primeros 3 pisos liberada</text:p>
          </table:table-cell>
          <table:table-cell table:style-name="ce41" table:formula="of:=[interno.B16]" office:value-type="string" office:string-value="Jefe de Infraestructura">
            <text:p>Jefe de Infraestructura</text:p>
          </table:table-cell>
          <table:table-cell table:style-name="ce21" table:formula="of:=[interno.D16]" office:value-type="string" office:string-value="19 de Agosto">
            <text:p>19 de Agosto</text:p>
          </table:table-cell>
          <table:table-cell table:style-name="ce21" table:formula="of:=[interno.E16]" office:value-type="string" office:string-value=" ">
            <text:p><text:s/></text:p>
          </table:table-cell>
          <table:table-cell table:style-name="ce21" table:formula="of:=[interno.F16]" office:value-type="string" office:string-value="x">
            <text:p>x</text:p>
          </table:table-cell>
          <table:table-cell table:style-name="ce21" table:formula="of:=[interno.G16]" office:value-type="string" office:string-value=" ">
            <text:p><text:s/></text:p>
          </table:table-cell>
          <table:table-cell table:style-name="ce21" table:formula="of:=[interno.H16]" office:value-type="string" office:string-value=" ">
            <text:p><text:s/></text:p>
          </table:table-cell>
          <table:table-cell table:style-name="ce21" table:formula="of:=[interno.I16]" office:value-type="string" office:string-value=" ">
            <text:p><text:s/></text:p>
          </table:table-cell>
          <table:table-cell table:style-name="ce21" table:formula="of:=[interno.J16]" office:value-type="string" office:string-value=" ">
            <text:p><text:s/></text:p>
          </table:table-cell>
          <table:table-cell table:style-name="ce21" table:formula="of:=[interno.K16]" office:value-type="string" office:string-value=" ">
            <text:p><text:s/></text:p>
          </table:table-cell>
          <table:table-cell table:style-name="ce21" table:formula="of:=[interno.L16]" office:value-type="string" office:string-value=" ">
            <text:p><text:s/></text:p>
          </table:table-cell>
          <table:table-cell table:style-name="ce21" table:formula="of:=[interno.M16]" office:value-type="string" office:string-value=" ">
            <text:p><text:s/></text:p>
          </table:table-cell>
          <table:table-cell table:style-name="ce21" table:formula="of:=[interno.N16]" office:value-type="string" office:string-value=" ">
            <text:p><text:s/></text:p>
          </table:table-cell>
          <table:table-cell table:style-name="ce21" table:formula="of:=[interno.O16]" office:value-type="string" office:string-value=" ">
            <text:p><text:s/></text:p>
          </table:table-cell>
          <table:table-cell table:style-name="ce21" table:formula="of:=[interno.P16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17]" office:value-type="string" office:string-value="Planificación distribución de mobiliario en primeros 3 pisos aprobada">
            <text:p>Planificación distribución de mobiliario en primeros 3 pisos aprobada</text:p>
          </table:table-cell>
          <table:table-cell table:style-name="ce41" table:formula="of:=[interno.B17]" office:value-type="string" office:string-value="Jefe de Infraestructura">
            <text:p>Jefe de Infraestructura</text:p>
          </table:table-cell>
          <table:table-cell table:style-name="ce21" table:formula="of:=[interno.D17]" office:value-type="string" office:string-value="21 de Agosto">
            <text:p>21 de Agosto</text:p>
          </table:table-cell>
          <table:table-cell table:style-name="ce21" table:formula="of:=[interno.E17]" office:value-type="string" office:string-value=" ">
            <text:p><text:s/></text:p>
          </table:table-cell>
          <table:table-cell table:style-name="ce21" table:formula="of:=[interno.F17]" office:value-type="string" office:string-value="x">
            <text:p>x</text:p>
          </table:table-cell>
          <table:table-cell table:style-name="ce21" table:formula="of:=[interno.G17]" office:value-type="string" office:string-value=" ">
            <text:p><text:s/></text:p>
          </table:table-cell>
          <table:table-cell table:style-name="ce21" table:formula="of:=[interno.H17]" office:value-type="string" office:string-value=" ">
            <text:p><text:s/></text:p>
          </table:table-cell>
          <table:table-cell table:style-name="ce21" table:formula="of:=[interno.I17]" office:value-type="string" office:string-value=" ">
            <text:p><text:s/></text:p>
          </table:table-cell>
          <table:table-cell table:style-name="ce21" table:formula="of:=[interno.J17]" office:value-type="string" office:string-value=" ">
            <text:p><text:s/></text:p>
          </table:table-cell>
          <table:table-cell table:style-name="ce21" table:formula="of:=[interno.K17]" office:value-type="string" office:string-value=" ">
            <text:p><text:s/></text:p>
          </table:table-cell>
          <table:table-cell table:style-name="ce21" table:formula="of:=[interno.L17]" office:value-type="string" office:string-value=" ">
            <text:p><text:s/></text:p>
          </table:table-cell>
          <table:table-cell table:style-name="ce21" table:formula="of:=[interno.M17]" office:value-type="string" office:string-value=" ">
            <text:p><text:s/></text:p>
          </table:table-cell>
          <table:table-cell table:style-name="ce21" table:formula="of:=[interno.N17]" office:value-type="string" office:string-value=" ">
            <text:p><text:s/></text:p>
          </table:table-cell>
          <table:table-cell table:style-name="ce21" table:formula="of:=[interno.O17]" office:value-type="string" office:string-value=" ">
            <text:p><text:s/></text:p>
          </table:table-cell>
          <table:table-cell table:style-name="ce21" table:formula="of:=[interno.P17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19]" office:value-type="string" office:string-value="Planificación distribución del personal en primeros 3 pisos liberada">
            <text:p>Planificación distribución del personal en primeros 3 pisos liberada</text:p>
          </table:table-cell>
          <table:table-cell table:style-name="ce41" table:formula="of:=[interno.B19]" office:value-type="string" office:string-value="Encargado RRHH">
            <text:p>Encargado RRHH</text:p>
          </table:table-cell>
          <table:table-cell table:style-name="ce21" table:formula="of:=[interno.D19]" office:value-type="string" office:string-value="22 de Agosto">
            <text:p>22 de Agosto</text:p>
          </table:table-cell>
          <table:table-cell table:style-name="ce21" table:formula="of:=[interno.E19]" office:value-type="string" office:string-value=" ">
            <text:p><text:s/></text:p>
          </table:table-cell>
          <table:table-cell table:style-name="ce21" table:formula="of:=[interno.F19]" office:value-type="string" office:string-value="x">
            <text:p>x</text:p>
          </table:table-cell>
          <table:table-cell table:style-name="ce21" table:formula="of:=[interno.G19]" office:value-type="string" office:string-value=" ">
            <text:p><text:s/></text:p>
          </table:table-cell>
          <table:table-cell table:style-name="ce21" table:formula="of:=[interno.H19]" office:value-type="string" office:string-value=" ">
            <text:p><text:s/></text:p>
          </table:table-cell>
          <table:table-cell table:style-name="ce21" table:formula="of:=[interno.I19]" office:value-type="string" office:string-value=" ">
            <text:p><text:s/></text:p>
          </table:table-cell>
          <table:table-cell table:style-name="ce21" table:formula="of:=[interno.J19]" office:value-type="string" office:string-value=" ">
            <text:p><text:s/></text:p>
          </table:table-cell>
          <table:table-cell table:style-name="ce21" table:formula="of:=[interno.K19]" office:value-type="string" office:string-value=" ">
            <text:p><text:s/></text:p>
          </table:table-cell>
          <table:table-cell table:style-name="ce21" table:formula="of:=[interno.L19]" office:value-type="string" office:string-value=" ">
            <text:p><text:s/></text:p>
          </table:table-cell>
          <table:table-cell table:style-name="ce21" table:formula="of:=[interno.M19]" office:value-type="string" office:string-value=" ">
            <text:p><text:s/></text:p>
          </table:table-cell>
          <table:table-cell table:style-name="ce21" table:formula="of:=[interno.N19]" office:value-type="string" office:string-value=" ">
            <text:p><text:s/></text:p>
          </table:table-cell>
          <table:table-cell table:style-name="ce21" table:formula="of:=[interno.O19]" office:value-type="string" office:string-value=" ">
            <text:p><text:s/></text:p>
          </table:table-cell>
          <table:table-cell table:style-name="ce21" table:formula="of:=[interno.P19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20]" office:value-type="string" office:string-value="Planificación distribución del personal en primeros 3 pisos aprobada">
            <text:p>Planificación distribución del personal en primeros 3 pisos aprobada</text:p>
          </table:table-cell>
          <table:table-cell table:style-name="ce41" table:formula="of:=[interno.B20]" office:value-type="string" office:string-value="Encargado RRHH">
            <text:p>Encargado RRHH</text:p>
          </table:table-cell>
          <table:table-cell table:style-name="ce21" table:formula="of:=[interno.D20]" office:value-type="string" office:string-value="25 de Agosto">
            <text:p>25 de Agosto</text:p>
          </table:table-cell>
          <table:table-cell table:style-name="ce21" table:formula="of:=[interno.E20]" office:value-type="string" office:string-value=" ">
            <text:p><text:s/></text:p>
          </table:table-cell>
          <table:table-cell table:style-name="ce21" table:formula="of:=[interno.F20]" office:value-type="string" office:string-value="x">
            <text:p>x</text:p>
          </table:table-cell>
          <table:table-cell table:style-name="ce21" table:formula="of:=[interno.G20]" office:value-type="string" office:string-value=" ">
            <text:p><text:s/></text:p>
          </table:table-cell>
          <table:table-cell table:style-name="ce21" table:formula="of:=[interno.H20]" office:value-type="string" office:string-value=" ">
            <text:p><text:s/></text:p>
          </table:table-cell>
          <table:table-cell table:style-name="ce21" table:formula="of:=[interno.I20]" office:value-type="string" office:string-value=" ">
            <text:p><text:s/></text:p>
          </table:table-cell>
          <table:table-cell table:style-name="ce21" table:formula="of:=[interno.J20]" office:value-type="string" office:string-value=" ">
            <text:p><text:s/></text:p>
          </table:table-cell>
          <table:table-cell table:style-name="ce21" table:formula="of:=[interno.K20]" office:value-type="string" office:string-value=" ">
            <text:p><text:s/></text:p>
          </table:table-cell>
          <table:table-cell table:style-name="ce21" table:formula="of:=[interno.L20]" office:value-type="string" office:string-value=" ">
            <text:p><text:s/></text:p>
          </table:table-cell>
          <table:table-cell table:style-name="ce21" table:formula="of:=[interno.M20]" office:value-type="string" office:string-value=" ">
            <text:p><text:s/></text:p>
          </table:table-cell>
          <table:table-cell table:style-name="ce21" table:formula="of:=[interno.N20]" office:value-type="string" office:string-value=" ">
            <text:p><text:s/></text:p>
          </table:table-cell>
          <table:table-cell table:style-name="ce21" table:formula="of:=[interno.O20]" office:value-type="string" office:string-value=" ">
            <text:p><text:s/></text:p>
          </table:table-cell>
          <table:table-cell table:style-name="ce21" table:formula="of:=[interno.P20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25]" office:value-type="string" office:string-value="Planificación distribución de servidores y redes en primeros 3 pisos liberada">
            <text:p>Planificación distribución de servidores y redes en primeros 3 pisos liberada</text:p>
          </table:table-cell>
          <table:table-cell table:style-name="ce41" table:formula="of:=[interno.B25]" office:value-type="string" office:string-value="Jefe de Infraestructura">
            <text:p>Jefe de Infraestructura</text:p>
          </table:table-cell>
          <table:table-cell table:style-name="ce21" table:formula="of:=[interno.D25]" office:value-type="string" office:string-value="29 de Agosto">
            <text:p>29 de Agosto</text:p>
          </table:table-cell>
          <table:table-cell table:style-name="ce21" table:formula="of:=[interno.E25]" office:value-type="string" office:string-value=" ">
            <text:p><text:s/></text:p>
          </table:table-cell>
          <table:table-cell table:style-name="ce21" table:formula="of:=[interno.F25]" office:value-type="string" office:string-value="x">
            <text:p>x</text:p>
          </table:table-cell>
          <table:table-cell table:style-name="ce21" table:formula="of:=[interno.G25]" office:value-type="string" office:string-value=" ">
            <text:p><text:s/></text:p>
          </table:table-cell>
          <table:table-cell table:style-name="ce21" table:formula="of:=[interno.H25]" office:value-type="string" office:string-value=" ">
            <text:p><text:s/></text:p>
          </table:table-cell>
          <table:table-cell table:style-name="ce21" table:formula="of:=[interno.I25]" office:value-type="string" office:string-value=" ">
            <text:p><text:s/></text:p>
          </table:table-cell>
          <table:table-cell table:style-name="ce21" table:formula="of:=[interno.J25]" office:value-type="string" office:string-value=" ">
            <text:p><text:s/></text:p>
          </table:table-cell>
          <table:table-cell table:style-name="ce21" table:formula="of:=[interno.K25]" office:value-type="string" office:string-value=" ">
            <text:p><text:s/></text:p>
          </table:table-cell>
          <table:table-cell table:style-name="ce21" table:formula="of:=[interno.L25]" office:value-type="string" office:string-value=" ">
            <text:p><text:s/></text:p>
          </table:table-cell>
          <table:table-cell table:style-name="ce21" table:formula="of:=[interno.M25]" office:value-type="string" office:string-value=" ">
            <text:p><text:s/></text:p>
          </table:table-cell>
          <table:table-cell table:style-name="ce21" table:formula="of:=[interno.N25]" office:value-type="string" office:string-value=" ">
            <text:p><text:s/></text:p>
          </table:table-cell>
          <table:table-cell table:style-name="ce21" table:formula="of:=[interno.O25]" office:value-type="string" office:string-value=" ">
            <text:p><text:s/></text:p>
          </table:table-cell>
          <table:table-cell table:style-name="ce21" table:formula="of:=[interno.P25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26]" office:value-type="string" office:string-value="Planificación distribución de servidores y redes en primeros 3 pisos aprobada">
            <text:p>Planificación distribución de servidores y redes en primeros 3 pisos aprobada</text:p>
          </table:table-cell>
          <table:table-cell table:style-name="ce41" table:formula="of:=[interno.B26]" office:value-type="string" office:string-value="Jefe de Infraestructura">
            <text:p>Jefe de Infraestructura</text:p>
          </table:table-cell>
          <table:table-cell table:style-name="ce21" table:formula="of:=[interno.D26]" office:value-type="string" office:string-value="31 de Agosto">
            <text:p>31 de Agosto</text:p>
          </table:table-cell>
          <table:table-cell table:style-name="ce21" table:formula="of:=[interno.E26]" office:value-type="string" office:string-value=" ">
            <text:p><text:s/></text:p>
          </table:table-cell>
          <table:table-cell table:style-name="ce21" table:formula="of:=[interno.F26]" office:value-type="string" office:string-value="x">
            <text:p>x</text:p>
          </table:table-cell>
          <table:table-cell table:style-name="ce21" table:formula="of:=[interno.G26]" office:value-type="string" office:string-value=" ">
            <text:p><text:s/></text:p>
          </table:table-cell>
          <table:table-cell table:style-name="ce21" table:formula="of:=[interno.H26]" office:value-type="string" office:string-value=" ">
            <text:p><text:s/></text:p>
          </table:table-cell>
          <table:table-cell table:style-name="ce21" table:formula="of:=[interno.I26]" office:value-type="string" office:string-value=" ">
            <text:p><text:s/></text:p>
          </table:table-cell>
          <table:table-cell table:style-name="ce21" table:formula="of:=[interno.J26]" office:value-type="string" office:string-value=" ">
            <text:p><text:s/></text:p>
          </table:table-cell>
          <table:table-cell table:style-name="ce21" table:formula="of:=[interno.K26]" office:value-type="string" office:string-value=" ">
            <text:p><text:s/></text:p>
          </table:table-cell>
          <table:table-cell table:style-name="ce21" table:formula="of:=[interno.L26]" office:value-type="string" office:string-value=" ">
            <text:p><text:s/></text:p>
          </table:table-cell>
          <table:table-cell table:style-name="ce21" table:formula="of:=[interno.M26]" office:value-type="string" office:string-value=" ">
            <text:p><text:s/></text:p>
          </table:table-cell>
          <table:table-cell table:style-name="ce21" table:formula="of:=[interno.N26]" office:value-type="string" office:string-value=" ">
            <text:p><text:s/></text:p>
          </table:table-cell>
          <table:table-cell table:style-name="ce21" table:formula="of:=[interno.O26]" office:value-type="string" office:string-value=" ">
            <text:p><text:s/></text:p>
          </table:table-cell>
          <table:table-cell table:style-name="ce21" table:formula="of:=[interno.P26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30]" office:value-type="string" office:string-value="Contratación de servicio de telefonía liberada">
            <text:p>Contratación de servicio de telefonía liberada</text:p>
          </table:table-cell>
          <table:table-cell table:style-name="ce41" table:formula="of:=[interno.B30]" office:value-type="string" office:string-value="Responsable de Contrataciones">
            <text:p>Responsable de Contrataciones</text:p>
          </table:table-cell>
          <table:table-cell table:style-name="ce21" table:formula="of:=[interno.D30]" office:value-type="string" office:string-value="8 de Septiembre">
            <text:p>8 de Septiembre</text:p>
          </table:table-cell>
          <table:table-cell table:style-name="ce21" table:formula="of:=[interno.E30]" office:value-type="string" office:string-value=" ">
            <text:p><text:s/></text:p>
          </table:table-cell>
          <table:table-cell table:style-name="ce21" table:formula="of:=[interno.F30]" office:value-type="string" office:string-value=" ">
            <text:p><text:s/></text:p>
          </table:table-cell>
          <table:table-cell table:style-name="ce21" table:formula="of:=[interno.G30]" office:value-type="string" office:string-value="x">
            <text:p>x</text:p>
          </table:table-cell>
          <table:table-cell table:style-name="ce21" table:formula="of:=[interno.H30]" office:value-type="string" office:string-value=" ">
            <text:p><text:s/></text:p>
          </table:table-cell>
          <table:table-cell table:style-name="ce21" table:formula="of:=[interno.I30]" office:value-type="string" office:string-value=" ">
            <text:p><text:s/></text:p>
          </table:table-cell>
          <table:table-cell table:style-name="ce21" table:formula="of:=[interno.J30]" office:value-type="string" office:string-value=" ">
            <text:p><text:s/></text:p>
          </table:table-cell>
          <table:table-cell table:style-name="ce21" table:formula="of:=[interno.K30]" office:value-type="string" office:string-value=" ">
            <text:p><text:s/></text:p>
          </table:table-cell>
          <table:table-cell table:style-name="ce21" table:formula="of:=[interno.L30]" office:value-type="string" office:string-value=" ">
            <text:p><text:s/></text:p>
          </table:table-cell>
          <table:table-cell table:style-name="ce21" table:formula="of:=[interno.M30]" office:value-type="string" office:string-value=" ">
            <text:p><text:s/></text:p>
          </table:table-cell>
          <table:table-cell table:style-name="ce21" table:formula="of:=[interno.N30]" office:value-type="string" office:string-value=" ">
            <text:p><text:s/></text:p>
          </table:table-cell>
          <table:table-cell table:style-name="ce21" table:formula="of:=[interno.O30]" office:value-type="string" office:string-value=" ">
            <text:p><text:s/></text:p>
          </table:table-cell>
          <table:table-cell table:style-name="ce21" table:formula="of:=[interno.P30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31]" office:value-type="string" office:string-value="Contratación de servicio de telefonía aprobada">
            <text:p>Contratación de servicio de telefonía aprobada</text:p>
          </table:table-cell>
          <table:table-cell table:style-name="ce41" table:formula="of:=[interno.B31]" office:value-type="string" office:string-value="Responsable de Contrataciones">
            <text:p>Responsable de Contrataciones</text:p>
          </table:table-cell>
          <table:table-cell table:style-name="ce21" table:formula="of:=[interno.D31]" office:value-type="string" office:string-value="12 de Septiembre">
            <text:p>12 de Septiembre</text:p>
          </table:table-cell>
          <table:table-cell table:style-name="ce21" table:formula="of:=[interno.E31]" office:value-type="string" office:string-value=" ">
            <text:p><text:s/></text:p>
          </table:table-cell>
          <table:table-cell table:style-name="ce21" table:formula="of:=[interno.F31]" office:value-type="string" office:string-value=" ">
            <text:p><text:s/></text:p>
          </table:table-cell>
          <table:table-cell table:style-name="ce21" table:formula="of:=[interno.G31]" office:value-type="string" office:string-value="x">
            <text:p>x</text:p>
          </table:table-cell>
          <table:table-cell table:style-name="ce21" table:formula="of:=[interno.H31]" office:value-type="string" office:string-value=" ">
            <text:p><text:s/></text:p>
          </table:table-cell>
          <table:table-cell table:style-name="ce21" table:formula="of:=[interno.I31]" office:value-type="string" office:string-value=" ">
            <text:p><text:s/></text:p>
          </table:table-cell>
          <table:table-cell table:style-name="ce21" table:formula="of:=[interno.J31]" office:value-type="string" office:string-value=" ">
            <text:p><text:s/></text:p>
          </table:table-cell>
          <table:table-cell table:style-name="ce21" table:formula="of:=[interno.K31]" office:value-type="string" office:string-value=" ">
            <text:p><text:s/></text:p>
          </table:table-cell>
          <table:table-cell table:style-name="ce21" table:formula="of:=[interno.L31]" office:value-type="string" office:string-value=" ">
            <text:p><text:s/></text:p>
          </table:table-cell>
          <table:table-cell table:style-name="ce21" table:formula="of:=[interno.M31]" office:value-type="string" office:string-value=" ">
            <text:p><text:s/></text:p>
          </table:table-cell>
          <table:table-cell table:style-name="ce21" table:formula="of:=[interno.N31]" office:value-type="string" office:string-value=" ">
            <text:p><text:s/></text:p>
          </table:table-cell>
          <table:table-cell table:style-name="ce21" table:formula="of:=[interno.O31]" office:value-type="string" office:string-value=" ">
            <text:p><text:s/></text:p>
          </table:table-cell>
          <table:table-cell table:style-name="ce21" table:formula="of:=[interno.P31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35]" office:value-type="string" office:string-value="Contratación de servicio de internet liberada">
            <text:p>Contratación de servicio de internet liberada</text:p>
          </table:table-cell>
          <table:table-cell table:style-name="ce41" table:formula="of:=[interno.B35]" office:value-type="string" office:string-value="Responsable de Contrataciones">
            <text:p>Responsable de Contrataciones</text:p>
          </table:table-cell>
          <table:table-cell table:style-name="ce21" table:formula="of:=[interno.D35]" office:value-type="string" office:string-value="26 de Septiembre">
            <text:p>26 de Septiembre</text:p>
          </table:table-cell>
          <table:table-cell table:style-name="ce21" table:formula="of:=[interno.E35]" office:value-type="string" office:string-value=" ">
            <text:p><text:s/></text:p>
          </table:table-cell>
          <table:table-cell table:style-name="ce21" table:formula="of:=[interno.F35]" office:value-type="string" office:string-value=" ">
            <text:p><text:s/></text:p>
          </table:table-cell>
          <table:table-cell table:style-name="ce21" table:formula="of:=[interno.G35]" office:value-type="string" office:string-value=" ">
            <text:p><text:s/></text:p>
          </table:table-cell>
          <table:table-cell table:style-name="ce21" table:formula="of:=[interno.H35]" office:value-type="string" office:string-value="x">
            <text:p>x</text:p>
          </table:table-cell>
          <table:table-cell table:style-name="ce21" table:formula="of:=[interno.I35]" office:value-type="string" office:string-value=" ">
            <text:p><text:s/></text:p>
          </table:table-cell>
          <table:table-cell table:style-name="ce21" table:formula="of:=[interno.J35]" office:value-type="string" office:string-value=" ">
            <text:p><text:s/></text:p>
          </table:table-cell>
          <table:table-cell table:style-name="ce21" table:formula="of:=[interno.K35]" office:value-type="string" office:string-value=" ">
            <text:p><text:s/></text:p>
          </table:table-cell>
          <table:table-cell table:style-name="ce21" table:formula="of:=[interno.L35]" office:value-type="string" office:string-value=" ">
            <text:p><text:s/></text:p>
          </table:table-cell>
          <table:table-cell table:style-name="ce21" table:formula="of:=[interno.M35]" office:value-type="string" office:string-value=" ">
            <text:p><text:s/></text:p>
          </table:table-cell>
          <table:table-cell table:style-name="ce21" table:formula="of:=[interno.N35]" office:value-type="string" office:string-value=" ">
            <text:p><text:s/></text:p>
          </table:table-cell>
          <table:table-cell table:style-name="ce21" table:formula="of:=[interno.O35]" office:value-type="string" office:string-value=" ">
            <text:p><text:s/></text:p>
          </table:table-cell>
          <table:table-cell table:style-name="ce21" table:formula="of:=[interno.P35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36]" office:value-type="string" office:string-value="Contratación de servicio de internet aprobada">
            <text:p>Contratación de servicio de internet aprobada</text:p>
          </table:table-cell>
          <table:table-cell table:style-name="ce41" table:formula="of:=[interno.B36]" office:value-type="string" office:string-value="Responsable de Contrataciones">
            <text:p>Responsable de Contrataciones</text:p>
          </table:table-cell>
          <table:table-cell table:style-name="ce21" table:formula="of:=[interno.D36]" office:value-type="string" office:string-value="30 de Septiembre">
            <text:p>30 de Septiembre</text:p>
          </table:table-cell>
          <table:table-cell table:style-name="ce21" table:formula="of:=[interno.E36]" office:value-type="string" office:string-value=" ">
            <text:p><text:s/></text:p>
          </table:table-cell>
          <table:table-cell table:style-name="ce21" table:formula="of:=[interno.F36]" office:value-type="string" office:string-value=" ">
            <text:p><text:s/></text:p>
          </table:table-cell>
          <table:table-cell table:style-name="ce21" table:formula="of:=[interno.G36]" office:value-type="string" office:string-value=" ">
            <text:p><text:s/></text:p>
          </table:table-cell>
          <table:table-cell table:style-name="ce21" table:formula="of:=[interno.H36]" office:value-type="string" office:string-value="x">
            <text:p>x</text:p>
          </table:table-cell>
          <table:table-cell table:style-name="ce21" table:formula="of:=[interno.I36]" office:value-type="string" office:string-value=" ">
            <text:p><text:s/></text:p>
          </table:table-cell>
          <table:table-cell table:style-name="ce21" table:formula="of:=[interno.J36]" office:value-type="string" office:string-value=" ">
            <text:p><text:s/></text:p>
          </table:table-cell>
          <table:table-cell table:style-name="ce21" table:formula="of:=[interno.K36]" office:value-type="string" office:string-value=" ">
            <text:p><text:s/></text:p>
          </table:table-cell>
          <table:table-cell table:style-name="ce21" table:formula="of:=[interno.L36]" office:value-type="string" office:string-value=" ">
            <text:p><text:s/></text:p>
          </table:table-cell>
          <table:table-cell table:style-name="ce21" table:formula="of:=[interno.M36]" office:value-type="string" office:string-value=" ">
            <text:p><text:s/></text:p>
          </table:table-cell>
          <table:table-cell table:style-name="ce21" table:formula="of:=[interno.N36]" office:value-type="string" office:string-value=" ">
            <text:p><text:s/></text:p>
          </table:table-cell>
          <table:table-cell table:style-name="ce21" table:formula="of:=[interno.O36]" office:value-type="string" office:string-value=" ">
            <text:p><text:s/></text:p>
          </table:table-cell>
          <table:table-cell table:style-name="ce21" table:formula="of:=[interno.P36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39]" office:value-type="string" office:string-value="Contratación de operarios para instalación mobiliario liberada">
            <text:p>Contratación de operarios para instalación mobiliario liberada</text:p>
          </table:table-cell>
          <table:table-cell table:style-name="ce41" table:formula="of:=[interno.B39]" office:value-type="string" office:string-value="Responsable de Contrataciones">
            <text:p>Responsable de Contrataciones</text:p>
          </table:table-cell>
          <table:table-cell table:style-name="ce21" table:formula="of:=[interno.D39]" office:value-type="string" office:string-value="9 de Octubre">
            <text:p>9 de Octubre</text:p>
          </table:table-cell>
          <table:table-cell table:style-name="ce21" table:formula="of:=[interno.E39]" office:value-type="string" office:string-value=" ">
            <text:p><text:s/></text:p>
          </table:table-cell>
          <table:table-cell table:style-name="ce21" table:formula="of:=[interno.F39]" office:value-type="string" office:string-value=" ">
            <text:p><text:s/></text:p>
          </table:table-cell>
          <table:table-cell table:style-name="ce21" table:formula="of:=[interno.G39]" office:value-type="string" office:string-value=" ">
            <text:p><text:s/></text:p>
          </table:table-cell>
          <table:table-cell table:style-name="ce21" table:formula="of:=[interno.H39]" office:value-type="string" office:string-value=" ">
            <text:p><text:s/></text:p>
          </table:table-cell>
          <table:table-cell table:style-name="ce21" table:formula="of:=[interno.I39]" office:value-type="string" office:string-value="x">
            <text:p>x</text:p>
          </table:table-cell>
          <table:table-cell table:style-name="ce21" table:formula="of:=[interno.J39]" office:value-type="string" office:string-value=" ">
            <text:p><text:s/></text:p>
          </table:table-cell>
          <table:table-cell table:style-name="ce21" table:formula="of:=[interno.K39]" office:value-type="string" office:string-value=" ">
            <text:p><text:s/></text:p>
          </table:table-cell>
          <table:table-cell table:style-name="ce21" table:formula="of:=[interno.L39]" office:value-type="string" office:string-value=" ">
            <text:p><text:s/></text:p>
          </table:table-cell>
          <table:table-cell table:style-name="ce21" table:formula="of:=[interno.M39]" office:value-type="string" office:string-value=" ">
            <text:p><text:s/></text:p>
          </table:table-cell>
          <table:table-cell table:style-name="ce21" table:formula="of:=[interno.N39]" office:value-type="string" office:string-value=" ">
            <text:p><text:s/></text:p>
          </table:table-cell>
          <table:table-cell table:style-name="ce21" table:formula="of:=[interno.O39]" office:value-type="string" office:string-value=" ">
            <text:p><text:s/></text:p>
          </table:table-cell>
          <table:table-cell table:style-name="ce21" table:formula="of:=[interno.P39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40]" office:value-type="string" office:string-value="Contratación de operarios para instalación mobiliario aprobada">
            <text:p>Contratación de operarios para instalación mobiliario aprobada</text:p>
          </table:table-cell>
          <table:table-cell table:style-name="ce41" table:formula="of:=[interno.B40]" office:value-type="string" office:string-value="Responsable de Contrataciones">
            <text:p>Responsable de Contrataciones</text:p>
          </table:table-cell>
          <table:table-cell table:style-name="ce21" table:formula="of:=[interno.D40]" office:value-type="string" office:string-value="15 de Octubre">
            <text:p>15 de Octubre</text:p>
          </table:table-cell>
          <table:table-cell table:style-name="ce21" table:formula="of:=[interno.E40]" office:value-type="string" office:string-value=" ">
            <text:p><text:s/></text:p>
          </table:table-cell>
          <table:table-cell table:style-name="ce21" table:formula="of:=[interno.F40]" office:value-type="string" office:string-value=" ">
            <text:p><text:s/></text:p>
          </table:table-cell>
          <table:table-cell table:style-name="ce21" table:formula="of:=[interno.G40]" office:value-type="string" office:string-value=" ">
            <text:p><text:s/></text:p>
          </table:table-cell>
          <table:table-cell table:style-name="ce21" table:formula="of:=[interno.H40]" office:value-type="string" office:string-value=" ">
            <text:p><text:s/></text:p>
          </table:table-cell>
          <table:table-cell table:style-name="ce21" table:formula="of:=[interno.I40]" office:value-type="string" office:string-value=" ">
            <text:p><text:s/></text:p>
          </table:table-cell>
          <table:table-cell table:style-name="ce21" table:formula="of:=[interno.J40]" office:value-type="string" office:string-value="x">
            <text:p>x</text:p>
          </table:table-cell>
          <table:table-cell table:style-name="ce21" table:formula="of:=[interno.K40]" office:value-type="string" office:string-value=" ">
            <text:p><text:s/></text:p>
          </table:table-cell>
          <table:table-cell table:style-name="ce21" table:formula="of:=[interno.L40]" office:value-type="string" office:string-value=" ">
            <text:p><text:s/></text:p>
          </table:table-cell>
          <table:table-cell table:style-name="ce21" table:formula="of:=[interno.M40]" office:value-type="string" office:string-value=" ">
            <text:p><text:s/></text:p>
          </table:table-cell>
          <table:table-cell table:style-name="ce21" table:formula="of:=[interno.N40]" office:value-type="string" office:string-value=" ">
            <text:p><text:s/></text:p>
          </table:table-cell>
          <table:table-cell table:style-name="ce21" table:formula="of:=[interno.O40]" office:value-type="string" office:string-value=" ">
            <text:p><text:s/></text:p>
          </table:table-cell>
          <table:table-cell table:style-name="ce21" table:formula="of:=[interno.P40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43]" office:value-type="string" office:string-value="Contratación de empresa de flete para realizar mudanza liberada">
            <text:p>Contratación de empresa de flete para realizar mudanza liberada</text:p>
          </table:table-cell>
          <table:table-cell table:style-name="ce41" table:formula="of:=[interno.B43]" office:value-type="string" office:string-value="Encargado de Compras">
            <text:p>Encargado de Compras</text:p>
          </table:table-cell>
          <table:table-cell table:style-name="ce21" table:formula="of:=[interno.D43]" office:value-type="string" office:string-value="23 de Octubre">
            <text:p>23 de Octubre</text:p>
          </table:table-cell>
          <table:table-cell table:style-name="ce21" table:formula="of:=[interno.E43]" office:value-type="string" office:string-value=" ">
            <text:p><text:s/></text:p>
          </table:table-cell>
          <table:table-cell table:style-name="ce21" table:formula="of:=[interno.F43]" office:value-type="string" office:string-value=" ">
            <text:p><text:s/></text:p>
          </table:table-cell>
          <table:table-cell table:style-name="ce21" table:formula="of:=[interno.G43]" office:value-type="string" office:string-value=" ">
            <text:p><text:s/></text:p>
          </table:table-cell>
          <table:table-cell table:style-name="ce21" table:formula="of:=[interno.H43]" office:value-type="string" office:string-value=" ">
            <text:p><text:s/></text:p>
          </table:table-cell>
          <table:table-cell table:style-name="ce21" table:formula="of:=[interno.I43]" office:value-type="string" office:string-value=" ">
            <text:p><text:s/></text:p>
          </table:table-cell>
          <table:table-cell table:style-name="ce21" table:formula="of:=[interno.J43]" office:value-type="string" office:string-value="x">
            <text:p>x</text:p>
          </table:table-cell>
          <table:table-cell table:style-name="ce21" table:formula="of:=[interno.K43]" office:value-type="string" office:string-value=" ">
            <text:p><text:s/></text:p>
          </table:table-cell>
          <table:table-cell table:style-name="ce21" table:formula="of:=[interno.L43]" office:value-type="string" office:string-value=" ">
            <text:p><text:s/></text:p>
          </table:table-cell>
          <table:table-cell table:style-name="ce21" table:formula="of:=[interno.M43]" office:value-type="string" office:string-value=" ">
            <text:p><text:s/></text:p>
          </table:table-cell>
          <table:table-cell table:style-name="ce21" table:formula="of:=[interno.N43]" office:value-type="string" office:string-value=" ">
            <text:p><text:s/></text:p>
          </table:table-cell>
          <table:table-cell table:style-name="ce21" table:formula="of:=[interno.O43]" office:value-type="string" office:string-value=" ">
            <text:p><text:s/></text:p>
          </table:table-cell>
          <table:table-cell table:style-name="ce21" table:formula="of:=[interno.P43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44]" office:value-type="string" office:string-value="Contratación de empresa de flete para realizar mudanza aprobada">
            <text:p>Contratación de empresa de flete para realizar mudanza aprobada</text:p>
          </table:table-cell>
          <table:table-cell table:style-name="ce41" table:formula="of:=[interno.B44]" office:value-type="string" office:string-value="Encargado de Compras">
            <text:p>Encargado de Compras</text:p>
          </table:table-cell>
          <table:table-cell table:style-name="ce21" table:formula="of:=[interno.D44]" office:value-type="string" office:string-value="30 de Octubre">
            <text:p>30 de Octubre</text:p>
          </table:table-cell>
          <table:table-cell table:style-name="ce21" table:formula="of:=[interno.E44]" office:value-type="string" office:string-value=" ">
            <text:p><text:s/></text:p>
          </table:table-cell>
          <table:table-cell table:style-name="ce21" table:formula="of:=[interno.F44]" office:value-type="string" office:string-value=" ">
            <text:p><text:s/></text:p>
          </table:table-cell>
          <table:table-cell table:style-name="ce21" table:formula="of:=[interno.G44]" office:value-type="string" office:string-value=" ">
            <text:p><text:s/></text:p>
          </table:table-cell>
          <table:table-cell table:style-name="ce21" table:formula="of:=[interno.H44]" office:value-type="string" office:string-value=" ">
            <text:p><text:s/></text:p>
          </table:table-cell>
          <table:table-cell table:style-name="ce21" table:formula="of:=[interno.I44]" office:value-type="string" office:string-value=" ">
            <text:p><text:s/></text:p>
          </table:table-cell>
          <table:table-cell table:style-name="ce21" table:formula="of:=[interno.J44]" office:value-type="string" office:string-value="x">
            <text:p>x</text:p>
          </table:table-cell>
          <table:table-cell table:style-name="ce21" table:formula="of:=[interno.K44]" office:value-type="string" office:string-value=" ">
            <text:p><text:s/></text:p>
          </table:table-cell>
          <table:table-cell table:style-name="ce21" table:formula="of:=[interno.L44]" office:value-type="string" office:string-value=" ">
            <text:p><text:s/></text:p>
          </table:table-cell>
          <table:table-cell table:style-name="ce21" table:formula="of:=[interno.M44]" office:value-type="string" office:string-value=" ">
            <text:p><text:s/></text:p>
          </table:table-cell>
          <table:table-cell table:style-name="ce21" table:formula="of:=[interno.N44]" office:value-type="string" office:string-value=" ">
            <text:p><text:s/></text:p>
          </table:table-cell>
          <table:table-cell table:style-name="ce21" table:formula="of:=[interno.O44]" office:value-type="string" office:string-value=" ">
            <text:p><text:s/></text:p>
          </table:table-cell>
          <table:table-cell table:style-name="ce21" table:formula="of:=[interno.P44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46]" office:value-type="string" office:string-value="Instalación de servicios en nuevo edificio">
            <text:p>Instalación de servicios en nuevo edificio</text:p>
          </table:table-cell>
          <table:table-cell table:style-name="ce41" table:formula="of:=[interno.B46]" office:value-type="string" office:string-value="Jefe de Infraestructura">
            <text:p>Jefe de Infraestructura</text:p>
          </table:table-cell>
          <table:table-cell table:style-name="ce21" table:formula="of:=[interno.D46]" office:value-type="string" office:string-value="2 de Noviembre">
            <text:p>2 de Noviembre</text:p>
          </table:table-cell>
          <table:table-cell table:style-name="ce21" table:formula="of:=[interno.E46]" office:value-type="string" office:string-value=" ">
            <text:p><text:s/></text:p>
          </table:table-cell>
          <table:table-cell table:style-name="ce21" table:formula="of:=[interno.F46]" office:value-type="string" office:string-value=" ">
            <text:p><text:s/></text:p>
          </table:table-cell>
          <table:table-cell table:style-name="ce21" table:formula="of:=[interno.G46]" office:value-type="string" office:string-value=" ">
            <text:p><text:s/></text:p>
          </table:table-cell>
          <table:table-cell table:style-name="ce21" table:formula="of:=[interno.H46]" office:value-type="string" office:string-value=" ">
            <text:p><text:s/></text:p>
          </table:table-cell>
          <table:table-cell table:style-name="ce21" table:formula="of:=[interno.I46]" office:value-type="string" office:string-value=" ">
            <text:p><text:s/></text:p>
          </table:table-cell>
          <table:table-cell table:style-name="ce21" table:formula="of:=[interno.J46]" office:value-type="string" office:string-value=" ">
            <text:p><text:s/></text:p>
          </table:table-cell>
          <table:table-cell table:style-name="ce21" table:formula="of:=[interno.K46]" office:value-type="string" office:string-value="x">
            <text:p>x</text:p>
          </table:table-cell>
          <table:table-cell table:style-name="ce21" table:formula="of:=[interno.L46]" office:value-type="string" office:string-value=" ">
            <text:p><text:s/></text:p>
          </table:table-cell>
          <table:table-cell table:style-name="ce21" table:formula="of:=[interno.M46]" office:value-type="string" office:string-value=" ">
            <text:p><text:s/></text:p>
          </table:table-cell>
          <table:table-cell table:style-name="ce21" table:formula="of:=[interno.N46]" office:value-type="string" office:string-value=" ">
            <text:p><text:s/></text:p>
          </table:table-cell>
          <table:table-cell table:style-name="ce21" table:formula="of:=[interno.O46]" office:value-type="string" office:string-value=" ">
            <text:p><text:s/></text:p>
          </table:table-cell>
          <table:table-cell table:style-name="ce21" table:formula="of:=[interno.P46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49]" office:value-type="string" office:string-value="Mudanza e instalación de infraestructura en los primeros 3 pisos del nuevo edificio">
            <text:p>Mudanza e instalación de infraestructura en los primeros 3 pisos del nuevo edificio</text:p>
          </table:table-cell>
          <table:table-cell table:style-name="ce41" table:formula="of:=[interno.B49]" office:value-type="string" office:string-value="Jefe de Infraestructura">
            <text:p>Jefe de Infraestructura</text:p>
          </table:table-cell>
          <table:table-cell table:style-name="ce33" table:formula="of:=[interno.D49]" office:value-type="string" office:string-value="3 de Noviembre">
            <text:p>3 de Noviembre</text:p>
          </table:table-cell>
          <table:table-cell table:style-name="ce33" table:formula="of:=[interno.E49]" office:value-type="string" office:string-value=" ">
            <text:p><text:s/></text:p>
          </table:table-cell>
          <table:table-cell table:style-name="ce33" table:formula="of:=[interno.F49]" office:value-type="string" office:string-value=" ">
            <text:p><text:s/></text:p>
          </table:table-cell>
          <table:table-cell table:style-name="ce33" table:formula="of:=[interno.G49]" office:value-type="string" office:string-value=" ">
            <text:p><text:s/></text:p>
          </table:table-cell>
          <table:table-cell table:style-name="ce33" table:formula="of:=[interno.H49]" office:value-type="string" office:string-value=" ">
            <text:p><text:s/></text:p>
          </table:table-cell>
          <table:table-cell table:style-name="ce33" table:formula="of:=[interno.I49]" office:value-type="string" office:string-value=" ">
            <text:p><text:s/></text:p>
          </table:table-cell>
          <table:table-cell table:style-name="ce33" table:formula="of:=[interno.J49]" office:value-type="string" office:string-value=" ">
            <text:p><text:s/></text:p>
          </table:table-cell>
          <table:table-cell table:style-name="ce33" table:formula="of:=[interno.K49]" office:value-type="string" office:string-value="x">
            <text:p>x</text:p>
          </table:table-cell>
          <table:table-cell table:style-name="ce33" table:formula="of:=[interno.L49]" office:value-type="string" office:string-value=" ">
            <text:p><text:s/></text:p>
          </table:table-cell>
          <table:table-cell table:style-name="ce33" table:formula="of:=[interno.M49]" office:value-type="string" office:string-value=" ">
            <text:p><text:s/></text:p>
          </table:table-cell>
          <table:table-cell table:style-name="ce33" table:formula="of:=[interno.N49]" office:value-type="string" office:string-value=" ">
            <text:p><text:s/></text:p>
          </table:table-cell>
          <table:table-cell table:style-name="ce33" table:formula="of:=[interno.O49]" office:value-type="string" office:string-value=" ">
            <text:p><text:s/></text:p>
          </table:table-cell>
          <table:table-cell table:style-name="ce33" table:formula="of:=[interno.P49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52]" office:value-type="string" office:string-value="Mudanza e instalación de servidores en los primeros 3 pisos del nuevo edificio">
            <text:p>Mudanza e instalación de servidores en los primeros 3 pisos del nuevo edificio</text:p>
          </table:table-cell>
          <table:table-cell table:style-name="ce41" table:formula="of:=[interno.B52]" office:value-type="string" office:string-value="Jefe de Infraestructura">
            <text:p>Jefe de Infraestructura</text:p>
          </table:table-cell>
          <table:table-cell table:style-name="ce33" table:formula="of:=[interno.D52]" office:value-type="string" office:string-value="4 de Noviembre">
            <text:p>4 de Noviembre</text:p>
          </table:table-cell>
          <table:table-cell table:style-name="ce33" table:formula="of:=[interno.E52]" office:value-type="string" office:string-value=" ">
            <text:p><text:s/></text:p>
          </table:table-cell>
          <table:table-cell table:style-name="ce33" table:formula="of:=[interno.F52]" office:value-type="string" office:string-value=" ">
            <text:p><text:s/></text:p>
          </table:table-cell>
          <table:table-cell table:style-name="ce33" table:formula="of:=[interno.G52]" office:value-type="string" office:string-value=" ">
            <text:p><text:s/></text:p>
          </table:table-cell>
          <table:table-cell table:style-name="ce33" table:formula="of:=[interno.H52]" office:value-type="string" office:string-value=" ">
            <text:p><text:s/></text:p>
          </table:table-cell>
          <table:table-cell table:style-name="ce33" table:formula="of:=[interno.I52]" office:value-type="string" office:string-value=" ">
            <text:p><text:s/></text:p>
          </table:table-cell>
          <table:table-cell table:style-name="ce33" table:formula="of:=[interno.J52]" office:value-type="string" office:string-value=" ">
            <text:p><text:s/></text:p>
          </table:table-cell>
          <table:table-cell table:style-name="ce33" table:formula="of:=[interno.K52]" office:value-type="string" office:string-value="x">
            <text:p>x</text:p>
          </table:table-cell>
          <table:table-cell table:style-name="ce33" table:formula="of:=[interno.L52]" office:value-type="string" office:string-value=" ">
            <text:p><text:s/></text:p>
          </table:table-cell>
          <table:table-cell table:style-name="ce33" table:formula="of:=[interno.M52]" office:value-type="string" office:string-value=" ">
            <text:p><text:s/></text:p>
          </table:table-cell>
          <table:table-cell table:style-name="ce33" table:formula="of:=[interno.N52]" office:value-type="string" office:string-value=" ">
            <text:p><text:s/></text:p>
          </table:table-cell>
          <table:table-cell table:style-name="ce33" table:formula="of:=[interno.O52]" office:value-type="string" office:string-value=" ">
            <text:p><text:s/></text:p>
          </table:table-cell>
          <table:table-cell table:style-name="ce33" table:formula="of:=[interno.P52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53]" office:value-type="string" office:string-value="Testeo y pruebas del correcto funcionamiento de servicios e infraestructura iniciadas">
            <text:p>Testeo y pruebas del correcto funcionamiento de servicios e infraestructura iniciadas</text:p>
          </table:table-cell>
          <table:table-cell table:style-name="ce41" table:formula="of:=[interno.B53]" office:value-type="string" office:string-value="Jefe de Infraestructura">
            <text:p>Jefe de Infraestructura</text:p>
          </table:table-cell>
          <table:table-cell table:style-name="ce33" table:formula="of:=[interno.D53]" office:value-type="string" office:string-value="5 de Noviembre">
            <text:p>5 de Noviembre</text:p>
          </table:table-cell>
          <table:table-cell table:style-name="ce33" table:formula="of:=[interno.E53]" office:value-type="string" office:string-value=" ">
            <text:p><text:s/></text:p>
          </table:table-cell>
          <table:table-cell table:style-name="ce33" table:formula="of:=[interno.F53]" office:value-type="string" office:string-value=" ">
            <text:p><text:s/></text:p>
          </table:table-cell>
          <table:table-cell table:style-name="ce33" table:formula="of:=[interno.G53]" office:value-type="string" office:string-value=" ">
            <text:p><text:s/></text:p>
          </table:table-cell>
          <table:table-cell table:style-name="ce33" table:formula="of:=[interno.H53]" office:value-type="string" office:string-value=" ">
            <text:p><text:s/></text:p>
          </table:table-cell>
          <table:table-cell table:style-name="ce33" table:formula="of:=[interno.I53]" office:value-type="string" office:string-value=" ">
            <text:p><text:s/></text:p>
          </table:table-cell>
          <table:table-cell table:style-name="ce33" table:formula="of:=[interno.J53]" office:value-type="string" office:string-value=" ">
            <text:p><text:s/></text:p>
          </table:table-cell>
          <table:table-cell table:style-name="ce33" table:formula="of:=[interno.K53]" office:value-type="string" office:string-value="x">
            <text:p>x</text:p>
          </table:table-cell>
          <table:table-cell table:style-name="ce33" table:formula="of:=[interno.L53]" office:value-type="string" office:string-value=" ">
            <text:p><text:s/></text:p>
          </table:table-cell>
          <table:table-cell table:style-name="ce33" table:formula="of:=[interno.M53]" office:value-type="string" office:string-value=" ">
            <text:p><text:s/></text:p>
          </table:table-cell>
          <table:table-cell table:style-name="ce33" table:formula="of:=[interno.N53]" office:value-type="string" office:string-value=" ">
            <text:p><text:s/></text:p>
          </table:table-cell>
          <table:table-cell table:style-name="ce33" table:formula="of:=[interno.O53]" office:value-type="string" office:string-value=" ">
            <text:p><text:s/></text:p>
          </table:table-cell>
          <table:table-cell table:style-name="ce33" table:formula="of:=[interno.P53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54]" office:value-type="string" office:string-value="Testeo y pruebas del correcto funcionamiento de servicios e infraestructura termiandas">
            <text:p>Testeo y pruebas del correcto funcionamiento de servicios e infraestructura termiandas</text:p>
          </table:table-cell>
          <table:table-cell table:style-name="ce41" table:formula="of:=[interno.B54]" office:value-type="string" office:string-value="Jefe de Infraestructura">
            <text:p>Jefe de Infraestructura</text:p>
          </table:table-cell>
          <table:table-cell table:style-name="ce33" table:formula="of:=[interno.D54]" office:value-type="string" office:string-value="6 de Noviembre">
            <text:p>6 de Noviembre</text:p>
          </table:table-cell>
          <table:table-cell table:style-name="ce33" table:formula="of:=[interno.E54]" office:value-type="string" office:string-value=" ">
            <text:p><text:s/></text:p>
          </table:table-cell>
          <table:table-cell table:style-name="ce33" table:formula="of:=[interno.F54]" office:value-type="string" office:string-value=" ">
            <text:p><text:s/></text:p>
          </table:table-cell>
          <table:table-cell table:style-name="ce33" table:formula="of:=[interno.G54]" office:value-type="string" office:string-value=" ">
            <text:p><text:s/></text:p>
          </table:table-cell>
          <table:table-cell table:style-name="ce33" table:formula="of:=[interno.H54]" office:value-type="string" office:string-value=" ">
            <text:p><text:s/></text:p>
          </table:table-cell>
          <table:table-cell table:style-name="ce33" table:formula="of:=[interno.I54]" office:value-type="string" office:string-value=" ">
            <text:p><text:s/></text:p>
          </table:table-cell>
          <table:table-cell table:style-name="ce33" table:formula="of:=[interno.J54]" office:value-type="string" office:string-value=" ">
            <text:p><text:s/></text:p>
          </table:table-cell>
          <table:table-cell table:style-name="ce33" table:formula="of:=[interno.K54]" office:value-type="string" office:string-value="x">
            <text:p>x</text:p>
          </table:table-cell>
          <table:table-cell table:style-name="ce33" table:formula="of:=[interno.L54]" office:value-type="string" office:string-value=" ">
            <text:p><text:s/></text:p>
          </table:table-cell>
          <table:table-cell table:style-name="ce33" table:formula="of:=[interno.M54]" office:value-type="string" office:string-value=" ">
            <text:p><text:s/></text:p>
          </table:table-cell>
          <table:table-cell table:style-name="ce33" table:formula="of:=[interno.N54]" office:value-type="string" office:string-value=" ">
            <text:p><text:s/></text:p>
          </table:table-cell>
          <table:table-cell table:style-name="ce33" table:formula="of:=[interno.O54]" office:value-type="string" office:string-value=" ">
            <text:p><text:s/></text:p>
          </table:table-cell>
          <table:table-cell table:style-name="ce33" table:formula="of:=[interno.P54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6">
          <table:table-cell table:style-name="ce41" table:formula="of:=[interno.A58]" office:value-type="string" office:string-value="Mudanza e instalación del mobiliario a los primeros 3 pisos">
            <text:p>Mudanza e instalación del mobiliario a los primeros 3 pisos</text:p>
          </table:table-cell>
          <table:table-cell table:style-name="ce41" table:formula="of:=[interno.B58]" office:value-type="string" office:string-value="Jefe de Infraestructura">
            <text:p>Jefe de Infraestructura</text:p>
          </table:table-cell>
          <table:table-cell table:style-name="ce33" table:formula="of:=[interno.D58]" office:value-type="string" office:string-value="6 de Noviembre">
            <text:p>6 de Noviembre</text:p>
          </table:table-cell>
          <table:table-cell table:style-name="ce33" table:formula="of:=[interno.E58]" office:value-type="string" office:string-value=" ">
            <text:p><text:s/></text:p>
          </table:table-cell>
          <table:table-cell table:style-name="ce33" table:formula="of:=[interno.F58]" office:value-type="string" office:string-value=" ">
            <text:p><text:s/></text:p>
          </table:table-cell>
          <table:table-cell table:style-name="ce33" table:formula="of:=[interno.G58]" office:value-type="string" office:string-value=" ">
            <text:p><text:s/></text:p>
          </table:table-cell>
          <table:table-cell table:style-name="ce33" table:formula="of:=[interno.H58]" office:value-type="string" office:string-value=" ">
            <text:p><text:s/></text:p>
          </table:table-cell>
          <table:table-cell table:style-name="ce33" table:formula="of:=[interno.I58]" office:value-type="string" office:string-value=" ">
            <text:p><text:s/></text:p>
          </table:table-cell>
          <table:table-cell table:style-name="ce33" table:formula="of:=[interno.J58]" office:value-type="string" office:string-value=" ">
            <text:p><text:s/></text:p>
          </table:table-cell>
          <table:table-cell table:style-name="ce33" table:formula="of:=[interno.K58]" office:value-type="string" office:string-value="x">
            <text:p>x</text:p>
          </table:table-cell>
          <table:table-cell table:style-name="ce33" table:formula="of:=[interno.L58]" office:value-type="string" office:string-value=" ">
            <text:p><text:s/></text:p>
          </table:table-cell>
          <table:table-cell table:style-name="ce33" table:formula="of:=[interno.M58]" office:value-type="string" office:string-value=" ">
            <text:p><text:s/></text:p>
          </table:table-cell>
          <table:table-cell table:style-name="ce33" table:formula="of:=[interno.N58]" office:value-type="string" office:string-value=" ">
            <text:p><text:s/></text:p>
          </table:table-cell>
          <table:table-cell table:style-name="ce33" table:formula="of:=[interno.O58]" office:value-type="string" office:string-value=" ">
            <text:p><text:s/></text:p>
          </table:table-cell>
          <table:table-cell table:style-name="ce33" table:formula="of:=[interno.P58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60]" office:value-type="string" office:string-value="Mudanza del personal a los primeros 3 pisos">
            <text:p>Mudanza del personal a los primeros 3 pisos</text:p>
          </table:table-cell>
          <table:table-cell table:style-name="ce41" table:formula="of:=[interno.B60]" office:value-type="string" office:string-value="Encargado RRHH">
            <text:p>Encargado RRHH</text:p>
          </table:table-cell>
          <table:table-cell table:style-name="ce33" table:formula="of:=[interno.D60]" office:value-type="string" office:string-value="4 de Noviembre">
            <text:p>4 de Noviembre</text:p>
          </table:table-cell>
          <table:table-cell table:style-name="ce33" table:formula="of:=[interno.E60]" office:value-type="string" office:string-value=" ">
            <text:p><text:s/></text:p>
          </table:table-cell>
          <table:table-cell table:style-name="ce33" table:formula="of:=[interno.F60]" office:value-type="string" office:string-value=" ">
            <text:p><text:s/></text:p>
          </table:table-cell>
          <table:table-cell table:style-name="ce33" table:formula="of:=[interno.G60]" office:value-type="string" office:string-value=" ">
            <text:p><text:s/></text:p>
          </table:table-cell>
          <table:table-cell table:style-name="ce33" table:formula="of:=[interno.H60]" office:value-type="string" office:string-value=" ">
            <text:p><text:s/></text:p>
          </table:table-cell>
          <table:table-cell table:style-name="ce33" table:formula="of:=[interno.I60]" office:value-type="string" office:string-value=" ">
            <text:p><text:s/></text:p>
          </table:table-cell>
          <table:table-cell table:style-name="ce33" table:formula="of:=[interno.J60]" office:value-type="string" office:string-value=" ">
            <text:p><text:s/></text:p>
          </table:table-cell>
          <table:table-cell table:style-name="ce33" table:formula="of:=[interno.K60]" office:value-type="string" office:string-value="x">
            <text:p>x</text:p>
          </table:table-cell>
          <table:table-cell table:style-name="ce33" table:formula="of:=[interno.L60]" office:value-type="string" office:string-value=" ">
            <text:p><text:s/></text:p>
          </table:table-cell>
          <table:table-cell table:style-name="ce33" table:formula="of:=[interno.M60]" office:value-type="string" office:string-value=" ">
            <text:p><text:s/></text:p>
          </table:table-cell>
          <table:table-cell table:style-name="ce33" table:formula="of:=[interno.N60]" office:value-type="string" office:string-value=" ">
            <text:p><text:s/></text:p>
          </table:table-cell>
          <table:table-cell table:style-name="ce33" table:formula="of:=[interno.O60]" office:value-type="string" office:string-value=" ">
            <text:p><text:s/></text:p>
          </table:table-cell>
          <table:table-cell table:style-name="ce33" table:formula="of:=[interno.P60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2" table:formula="of:=[interno.A61]" office:value-type="string" office:string-value="Mudanza terminada a los primeros 3 pisos con la empresa funcionando al 100% (1° version)">
            <text:p>Mudanza terminada a los primeros 3 pisos con la empresa funcionando al 100% (1° version)</text:p>
          </table:table-cell>
          <table:table-cell table:style-name="ce41" table:formula="of:=[interno.B61]" office:value-type="string" office:string-value="Responsable de Planificación">
            <text:p>Responsable de Planificación</text:p>
          </table:table-cell>
          <table:table-cell table:style-name="ce33" table:formula="of:=[interno.D61]" office:value-type="string" office:string-value="7 de Noviembre">
            <text:p>7 de Noviembre</text:p>
          </table:table-cell>
          <table:table-cell table:style-name="ce33" table:formula="of:=[interno.E61]" office:value-type="string" office:string-value=" ">
            <text:p><text:s/></text:p>
          </table:table-cell>
          <table:table-cell table:style-name="ce33" table:formula="of:=[interno.F61]" office:value-type="string" office:string-value=" ">
            <text:p><text:s/></text:p>
          </table:table-cell>
          <table:table-cell table:style-name="ce33" table:formula="of:=[interno.G61]" office:value-type="string" office:string-value=" ">
            <text:p><text:s/></text:p>
          </table:table-cell>
          <table:table-cell table:style-name="ce33" table:formula="of:=[interno.H61]" office:value-type="string" office:string-value=" ">
            <text:p><text:s/></text:p>
          </table:table-cell>
          <table:table-cell table:style-name="ce33" table:formula="of:=[interno.I61]" office:value-type="string" office:string-value=" ">
            <text:p><text:s/></text:p>
          </table:table-cell>
          <table:table-cell table:style-name="ce33" table:formula="of:=[interno.J61]" office:value-type="string" office:string-value=" ">
            <text:p><text:s/></text:p>
          </table:table-cell>
          <table:table-cell table:style-name="ce33" table:formula="of:=[interno.K61]" office:value-type="string" office:string-value="x">
            <text:p>x</text:p>
          </table:table-cell>
          <table:table-cell table:style-name="ce33" table:formula="of:=[interno.L61]" office:value-type="string" office:string-value=" ">
            <text:p><text:s/></text:p>
          </table:table-cell>
          <table:table-cell table:style-name="ce33" table:formula="of:=[interno.M61]" office:value-type="string" office:string-value=" ">
            <text:p><text:s/></text:p>
          </table:table-cell>
          <table:table-cell table:style-name="ce33" table:formula="of:=[interno.N61]" office:value-type="string" office:string-value=" ">
            <text:p><text:s/></text:p>
          </table:table-cell>
          <table:table-cell table:style-name="ce33" table:formula="of:=[interno.O61]" office:value-type="string" office:string-value=" ">
            <text:p><text:s/></text:p>
          </table:table-cell>
          <table:table-cell table:style-name="ce33" table:formula="of:=[interno.P61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64]" office:value-type="string" office:string-value="Planificación de redistribución de mobiliario en nuevos 2 pisos liberada">
            <text:p>Planificación de redistribución de mobiliario en nuevos 2 pisos liberada</text:p>
          </table:table-cell>
          <table:table-cell table:style-name="ce41" table:formula="of:=[interno.B64]" office:value-type="string" office:string-value="Responsable de Planificación">
            <text:p>Responsable de Planificación</text:p>
          </table:table-cell>
          <table:table-cell table:style-name="ce33" table:formula="of:=[interno.D64]" office:value-type="string" office:string-value="1 de Diciembre">
            <text:p>1 de Diciembre</text:p>
          </table:table-cell>
          <table:table-cell table:style-name="ce33" table:formula="of:=[interno.E64]" office:value-type="string" office:string-value=" ">
            <text:p><text:s/></text:p>
          </table:table-cell>
          <table:table-cell table:style-name="ce33" table:formula="of:=[interno.F64]" office:value-type="string" office:string-value=" ">
            <text:p><text:s/></text:p>
          </table:table-cell>
          <table:table-cell table:style-name="ce33" table:formula="of:=[interno.G64]" office:value-type="string" office:string-value=" ">
            <text:p><text:s/></text:p>
          </table:table-cell>
          <table:table-cell table:style-name="ce33" table:formula="of:=[interno.H64]" office:value-type="string" office:string-value=" ">
            <text:p><text:s/></text:p>
          </table:table-cell>
          <table:table-cell table:style-name="ce33" table:formula="of:=[interno.I64]" office:value-type="string" office:string-value=" ">
            <text:p><text:s/></text:p>
          </table:table-cell>
          <table:table-cell table:style-name="ce33" table:formula="of:=[interno.J64]" office:value-type="string" office:string-value=" ">
            <text:p><text:s/></text:p>
          </table:table-cell>
          <table:table-cell table:style-name="ce33" table:formula="of:=[interno.K64]" office:value-type="string" office:string-value=" ">
            <text:p><text:s/></text:p>
          </table:table-cell>
          <table:table-cell table:style-name="ce33" table:formula="of:=[interno.L64]" office:value-type="string" office:string-value=" ">
            <text:p><text:s/></text:p>
          </table:table-cell>
          <table:table-cell table:style-name="ce33" table:formula="of:=[interno.M64]" office:value-type="string" office:string-value="x">
            <text:p>x</text:p>
          </table:table-cell>
          <table:table-cell table:style-name="ce33" table:formula="of:=[interno.N64]" office:value-type="string" office:string-value=" ">
            <text:p><text:s/></text:p>
          </table:table-cell>
          <table:table-cell table:style-name="ce33" table:formula="of:=[interno.O64]" office:value-type="string" office:string-value=" ">
            <text:p><text:s/></text:p>
          </table:table-cell>
          <table:table-cell table:style-name="ce33" table:formula="of:=[interno.P64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7">
          <table:table-cell table:style-name="ce41" table:formula="of:=[interno.A65]" office:value-type="string" office:string-value="Planificación de redistribución de mobiliario en nuevos 2 pisos aprobada">
            <text:p>Planificación de redistribución de mobiliario en nuevos 2 pisos aprobada</text:p>
          </table:table-cell>
          <table:table-cell table:style-name="ce41" table:formula="of:=[interno.B65]" office:value-type="string" office:string-value="Responsable de Planificación">
            <text:p>Responsable de Planificación</text:p>
          </table:table-cell>
          <table:table-cell table:style-name="ce33" table:formula="of:=[interno.D65]" office:value-type="string" office:string-value="6 de Diciembre">
            <text:p>6 de Diciembre</text:p>
          </table:table-cell>
          <table:table-cell table:style-name="ce33" table:formula="of:=[interno.E65]" office:value-type="string" office:string-value=" ">
            <text:p><text:s/></text:p>
          </table:table-cell>
          <table:table-cell table:style-name="ce33" table:formula="of:=[interno.F65]" office:value-type="string" office:string-value=" ">
            <text:p><text:s/></text:p>
          </table:table-cell>
          <table:table-cell table:style-name="ce33" table:formula="of:=[interno.G65]" office:value-type="string" office:string-value=" ">
            <text:p><text:s/></text:p>
          </table:table-cell>
          <table:table-cell table:style-name="ce33" table:formula="of:=[interno.H65]" office:value-type="string" office:string-value=" ">
            <text:p><text:s/></text:p>
          </table:table-cell>
          <table:table-cell table:style-name="ce33" table:formula="of:=[interno.I65]" office:value-type="string" office:string-value=" ">
            <text:p><text:s/></text:p>
          </table:table-cell>
          <table:table-cell table:style-name="ce33" table:formula="of:=[interno.J65]" office:value-type="string" office:string-value=" ">
            <text:p><text:s/></text:p>
          </table:table-cell>
          <table:table-cell table:style-name="ce33" table:formula="of:=[interno.K65]" office:value-type="string" office:string-value=" ">
            <text:p><text:s/></text:p>
          </table:table-cell>
          <table:table-cell table:style-name="ce33" table:formula="of:=[interno.L65]" office:value-type="string" office:string-value=" ">
            <text:p><text:s/></text:p>
          </table:table-cell>
          <table:table-cell table:style-name="ce33" table:formula="of:=[interno.M65]" office:value-type="string" office:string-value="x">
            <text:p>x</text:p>
          </table:table-cell>
          <table:table-cell table:style-name="ce33" table:formula="of:=[interno.N65]" office:value-type="string" office:string-value=" ">
            <text:p><text:s/></text:p>
          </table:table-cell>
          <table:table-cell table:style-name="ce33" table:formula="of:=[interno.O65]" office:value-type="string" office:string-value=" ">
            <text:p><text:s/></text:p>
          </table:table-cell>
          <table:table-cell table:style-name="ce33" table:formula="of:=[interno.P65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67]" office:value-type="string" office:string-value="Planificación de redistribución de personal en nuevos 2 pisos liberada">
            <text:p>Planificación de redistribución de personal en nuevos 2 pisos liberada</text:p>
          </table:table-cell>
          <table:table-cell table:style-name="ce41" table:formula="of:=[interno.B67]" office:value-type="string" office:string-value="Responsable de Planificación">
            <text:p>Responsable de Planificación</text:p>
          </table:table-cell>
          <table:table-cell table:style-name="ce33" table:formula="of:=[interno.D67]" office:value-type="string" office:string-value="6 de Diciembre">
            <text:p>6 de Diciembre</text:p>
          </table:table-cell>
          <table:table-cell table:style-name="ce33" table:formula="of:=[interno.E67]" office:value-type="string" office:string-value=" ">
            <text:p><text:s/></text:p>
          </table:table-cell>
          <table:table-cell table:style-name="ce33" table:formula="of:=[interno.F67]" office:value-type="string" office:string-value=" ">
            <text:p><text:s/></text:p>
          </table:table-cell>
          <table:table-cell table:style-name="ce33" table:formula="of:=[interno.G67]" office:value-type="string" office:string-value=" ">
            <text:p><text:s/></text:p>
          </table:table-cell>
          <table:table-cell table:style-name="ce33" table:formula="of:=[interno.H67]" office:value-type="string" office:string-value=" ">
            <text:p><text:s/></text:p>
          </table:table-cell>
          <table:table-cell table:style-name="ce33" table:formula="of:=[interno.I67]" office:value-type="string" office:string-value=" ">
            <text:p><text:s/></text:p>
          </table:table-cell>
          <table:table-cell table:style-name="ce33" table:formula="of:=[interno.J67]" office:value-type="string" office:string-value=" ">
            <text:p><text:s/></text:p>
          </table:table-cell>
          <table:table-cell table:style-name="ce33" table:formula="of:=[interno.K67]" office:value-type="string" office:string-value=" ">
            <text:p><text:s/></text:p>
          </table:table-cell>
          <table:table-cell table:style-name="ce33" table:formula="of:=[interno.L67]" office:value-type="string" office:string-value=" ">
            <text:p><text:s/></text:p>
          </table:table-cell>
          <table:table-cell table:style-name="ce33" table:formula="of:=[interno.M67]" office:value-type="string" office:string-value="x">
            <text:p>x</text:p>
          </table:table-cell>
          <table:table-cell table:style-name="ce33" table:formula="of:=[interno.N67]" office:value-type="string" office:string-value=" ">
            <text:p><text:s/></text:p>
          </table:table-cell>
          <table:table-cell table:style-name="ce33" table:formula="of:=[interno.O67]" office:value-type="string" office:string-value=" ">
            <text:p><text:s/></text:p>
          </table:table-cell>
          <table:table-cell table:style-name="ce33" table:formula="of:=[interno.P67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68]" office:value-type="string" office:string-value="Planificación de redistribución de personal en nuevos 2 pisos aprobada">
            <text:p>Planificación de redistribución de personal en nuevos 2 pisos aprobada</text:p>
          </table:table-cell>
          <table:table-cell table:style-name="ce41" table:formula="of:=[interno.B68]" office:value-type="string" office:string-value="Responsable de Planificación">
            <text:p>Responsable de Planificación</text:p>
          </table:table-cell>
          <table:table-cell table:style-name="ce33" table:formula="of:=[interno.D68]" office:value-type="string" office:string-value="11 de Diciembre">
            <text:p>11 de Diciembre</text:p>
          </table:table-cell>
          <table:table-cell table:style-name="ce33" table:formula="of:=[interno.E68]" office:value-type="string" office:string-value=" ">
            <text:p><text:s/></text:p>
          </table:table-cell>
          <table:table-cell table:style-name="ce33" table:formula="of:=[interno.F68]" office:value-type="string" office:string-value=" ">
            <text:p><text:s/></text:p>
          </table:table-cell>
          <table:table-cell table:style-name="ce33" table:formula="of:=[interno.G68]" office:value-type="string" office:string-value=" ">
            <text:p><text:s/></text:p>
          </table:table-cell>
          <table:table-cell table:style-name="ce33" table:formula="of:=[interno.H68]" office:value-type="string" office:string-value=" ">
            <text:p><text:s/></text:p>
          </table:table-cell>
          <table:table-cell table:style-name="ce33" table:formula="of:=[interno.I68]" office:value-type="string" office:string-value=" ">
            <text:p><text:s/></text:p>
          </table:table-cell>
          <table:table-cell table:style-name="ce33" table:formula="of:=[interno.J68]" office:value-type="string" office:string-value=" ">
            <text:p><text:s/></text:p>
          </table:table-cell>
          <table:table-cell table:style-name="ce33" table:formula="of:=[interno.K68]" office:value-type="string" office:string-value=" ">
            <text:p><text:s/></text:p>
          </table:table-cell>
          <table:table-cell table:style-name="ce33" table:formula="of:=[interno.L68]" office:value-type="string" office:string-value=" ">
            <text:p><text:s/></text:p>
          </table:table-cell>
          <table:table-cell table:style-name="ce33" table:formula="of:=[interno.M68]" office:value-type="string" office:string-value="x">
            <text:p>x</text:p>
          </table:table-cell>
          <table:table-cell table:style-name="ce33" table:formula="of:=[interno.N68]" office:value-type="string" office:string-value=" ">
            <text:p><text:s/></text:p>
          </table:table-cell>
          <table:table-cell table:style-name="ce33" table:formula="of:=[interno.O68]" office:value-type="string" office:string-value=" ">
            <text:p><text:s/></text:p>
          </table:table-cell>
          <table:table-cell table:style-name="ce33" table:formula="of:=[interno.P68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8">
          <table:table-cell table:style-name="ce41" table:formula="of:=[interno.A72]" office:value-type="string" office:string-value="Instalación de servicios e infraestructura de red en los nuevos 2 pisos">
            <text:p>Instalación de servicios e infraestructura de red en los nuevos 2 pisos</text:p>
          </table:table-cell>
          <table:table-cell table:style-name="ce41" table:formula="of:=[interno.B72]" office:value-type="string" office:string-value="Jefe de Infraestructura">
            <text:p>Jefe de Infraestructura</text:p>
          </table:table-cell>
          <table:table-cell table:style-name="ce33" table:formula="of:=[interno.D72]" office:value-type="string" office:string-value="29 de Diciembre">
            <text:p>29 de Diciembre</text:p>
          </table:table-cell>
          <table:table-cell table:style-name="ce33" table:formula="of:=[interno.E72]" office:value-type="string" office:string-value=" ">
            <text:p><text:s/></text:p>
          </table:table-cell>
          <table:table-cell table:style-name="ce33" table:formula="of:=[interno.F72]" office:value-type="string" office:string-value=" ">
            <text:p><text:s/></text:p>
          </table:table-cell>
          <table:table-cell table:style-name="ce33" table:formula="of:=[interno.G72]" office:value-type="string" office:string-value=" ">
            <text:p><text:s/></text:p>
          </table:table-cell>
          <table:table-cell table:style-name="ce33" table:formula="of:=[interno.H72]" office:value-type="string" office:string-value=" ">
            <text:p><text:s/></text:p>
          </table:table-cell>
          <table:table-cell table:style-name="ce33" table:formula="of:=[interno.I72]" office:value-type="string" office:string-value=" ">
            <text:p><text:s/></text:p>
          </table:table-cell>
          <table:table-cell table:style-name="ce33" table:formula="of:=[interno.J72]" office:value-type="string" office:string-value=" ">
            <text:p><text:s/></text:p>
          </table:table-cell>
          <table:table-cell table:style-name="ce33" table:formula="of:=[interno.K72]" office:value-type="string" office:string-value=" ">
            <text:p><text:s/></text:p>
          </table:table-cell>
          <table:table-cell table:style-name="ce33" table:formula="of:=[interno.L72]" office:value-type="string" office:string-value=" ">
            <text:p><text:s/></text:p>
          </table:table-cell>
          <table:table-cell table:style-name="ce33" table:formula="of:=[interno.M72]" office:value-type="string" office:string-value=" ">
            <text:p><text:s/></text:p>
          </table:table-cell>
          <table:table-cell table:style-name="ce33" table:formula="of:=[interno.N72]" office:value-type="string" office:string-value="x">
            <text:p>x</text:p>
          </table:table-cell>
          <table:table-cell table:style-name="ce33" table:formula="of:=[interno.O72]" office:value-type="string" office:string-value=" ">
            <text:p><text:s/></text:p>
          </table:table-cell>
          <table:table-cell table:style-name="ce33" table:formula="of:=[interno.P72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74]" office:value-type="string" office:string-value="Redistribución e instalación de servidores en los nuevos 2 pisos">
            <text:p>Redistribución e instalación de servidores en los nuevos 2 pisos</text:p>
          </table:table-cell>
          <table:table-cell table:style-name="ce41" table:formula="of:=[interno.B74]" office:value-type="string" office:string-value="Jefe de Infraestructura">
            <text:p>Jefe de Infraestructura</text:p>
          </table:table-cell>
          <table:table-cell table:style-name="ce33" table:formula="of:=[interno.D74]" office:value-type="string" office:string-value="6 de Enero">
            <text:p>6 de Enero</text:p>
          </table:table-cell>
          <table:table-cell table:style-name="ce33" table:formula="of:=[interno.E74]" office:value-type="string" office:string-value=" ">
            <text:p><text:s/></text:p>
          </table:table-cell>
          <table:table-cell table:style-name="ce33" table:formula="of:=[interno.F74]" office:value-type="string" office:string-value=" ">
            <text:p><text:s/></text:p>
          </table:table-cell>
          <table:table-cell table:style-name="ce33" table:formula="of:=[interno.G74]" office:value-type="string" office:string-value=" ">
            <text:p><text:s/></text:p>
          </table:table-cell>
          <table:table-cell table:style-name="ce33" table:formula="of:=[interno.H74]" office:value-type="string" office:string-value=" ">
            <text:p><text:s/></text:p>
          </table:table-cell>
          <table:table-cell table:style-name="ce33" table:formula="of:=[interno.I74]" office:value-type="string" office:string-value=" ">
            <text:p><text:s/></text:p>
          </table:table-cell>
          <table:table-cell table:style-name="ce33" table:formula="of:=[interno.J74]" office:value-type="string" office:string-value=" ">
            <text:p><text:s/></text:p>
          </table:table-cell>
          <table:table-cell table:style-name="ce33" table:formula="of:=[interno.K74]" office:value-type="string" office:string-value=" ">
            <text:p><text:s/></text:p>
          </table:table-cell>
          <table:table-cell table:style-name="ce33" table:formula="of:=[interno.L74]" office:value-type="string" office:string-value=" ">
            <text:p><text:s/></text:p>
          </table:table-cell>
          <table:table-cell table:style-name="ce33" table:formula="of:=[interno.M74]" office:value-type="string" office:string-value=" ">
            <text:p><text:s/></text:p>
          </table:table-cell>
          <table:table-cell table:style-name="ce33" table:formula="of:=[interno.N74]" office:value-type="string" office:string-value=" ">
            <text:p><text:s/></text:p>
          </table:table-cell>
          <table:table-cell table:style-name="ce33" table:formula="of:=[interno.O74]" office:value-type="string" office:string-value="x">
            <text:p>x</text:p>
          </table:table-cell>
          <table:table-cell table:style-name="ce33" table:formula="of:=[interno.P74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75]" office:value-type="string" office:string-value="Testeo y pruebas del correcto funcionamiento de servidores iniciadas">
            <text:p>Testeo y pruebas del correcto funcionamiento de servidores iniciadas</text:p>
          </table:table-cell>
          <table:table-cell table:style-name="ce41" table:formula="of:=[interno.B75]" office:value-type="string" office:string-value="Jefe de Infraestructura">
            <text:p>Jefe de Infraestructura</text:p>
          </table:table-cell>
          <table:table-cell table:style-name="ce33" table:formula="of:=[interno.D75]" office:value-type="string" office:string-value="7 de Enero">
            <text:p>7 de Enero</text:p>
          </table:table-cell>
          <table:table-cell table:style-name="ce33" table:formula="of:=[interno.E75]" office:value-type="string" office:string-value=" ">
            <text:p><text:s/></text:p>
          </table:table-cell>
          <table:table-cell table:style-name="ce33" table:formula="of:=[interno.F75]" office:value-type="string" office:string-value=" ">
            <text:p><text:s/></text:p>
          </table:table-cell>
          <table:table-cell table:style-name="ce33" table:formula="of:=[interno.G75]" office:value-type="string" office:string-value=" ">
            <text:p><text:s/></text:p>
          </table:table-cell>
          <table:table-cell table:style-name="ce33" table:formula="of:=[interno.H75]" office:value-type="string" office:string-value=" ">
            <text:p><text:s/></text:p>
          </table:table-cell>
          <table:table-cell table:style-name="ce33" table:formula="of:=[interno.I75]" office:value-type="string" office:string-value=" ">
            <text:p><text:s/></text:p>
          </table:table-cell>
          <table:table-cell table:style-name="ce33" table:formula="of:=[interno.J75]" office:value-type="string" office:string-value=" ">
            <text:p><text:s/></text:p>
          </table:table-cell>
          <table:table-cell table:style-name="ce33" table:formula="of:=[interno.K75]" office:value-type="string" office:string-value=" ">
            <text:p><text:s/></text:p>
          </table:table-cell>
          <table:table-cell table:style-name="ce33" table:formula="of:=[interno.L75]" office:value-type="string" office:string-value=" ">
            <text:p><text:s/></text:p>
          </table:table-cell>
          <table:table-cell table:style-name="ce33" table:formula="of:=[interno.M75]" office:value-type="string" office:string-value=" ">
            <text:p><text:s/></text:p>
          </table:table-cell>
          <table:table-cell table:style-name="ce33" table:formula="of:=[interno.N75]" office:value-type="string" office:string-value=" ">
            <text:p><text:s/></text:p>
          </table:table-cell>
          <table:table-cell table:style-name="ce33" table:formula="of:=[interno.O75]" office:value-type="string" office:string-value="x">
            <text:p>x</text:p>
          </table:table-cell>
          <table:table-cell table:style-name="ce33" table:formula="of:=[interno.P75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76]" office:value-type="string" office:string-value="Testeo y pruebas del correcto funcionamiento de servidores terminadas">
            <text:p>Testeo y pruebas del correcto funcionamiento de servidores terminadas</text:p>
          </table:table-cell>
          <table:table-cell table:style-name="ce41" table:formula="of:=[interno.B76]" office:value-type="string" office:string-value="Jefe de Infraestructura">
            <text:p>Jefe de Infraestructura</text:p>
          </table:table-cell>
          <table:table-cell table:style-name="ce33" table:formula="of:=[interno.D76]" office:value-type="string" office:string-value="8 de Enero">
            <text:p>8 de Enero</text:p>
          </table:table-cell>
          <table:table-cell table:style-name="ce33" table:formula="of:=[interno.E76]" office:value-type="string" office:string-value=" ">
            <text:p><text:s/></text:p>
          </table:table-cell>
          <table:table-cell table:style-name="ce33" table:formula="of:=[interno.F76]" office:value-type="string" office:string-value=" ">
            <text:p><text:s/></text:p>
          </table:table-cell>
          <table:table-cell table:style-name="ce33" table:formula="of:=[interno.G76]" office:value-type="string" office:string-value=" ">
            <text:p><text:s/></text:p>
          </table:table-cell>
          <table:table-cell table:style-name="ce33" table:formula="of:=[interno.H76]" office:value-type="string" office:string-value=" ">
            <text:p><text:s/></text:p>
          </table:table-cell>
          <table:table-cell table:style-name="ce33" table:formula="of:=[interno.I76]" office:value-type="string" office:string-value=" ">
            <text:p><text:s/></text:p>
          </table:table-cell>
          <table:table-cell table:style-name="ce33" table:formula="of:=[interno.J76]" office:value-type="string" office:string-value=" ">
            <text:p><text:s/></text:p>
          </table:table-cell>
          <table:table-cell table:style-name="ce33" table:formula="of:=[interno.K76]" office:value-type="string" office:string-value=" ">
            <text:p><text:s/></text:p>
          </table:table-cell>
          <table:table-cell table:style-name="ce33" table:formula="of:=[interno.L76]" office:value-type="string" office:string-value=" ">
            <text:p><text:s/></text:p>
          </table:table-cell>
          <table:table-cell table:style-name="ce33" table:formula="of:=[interno.M76]" office:value-type="string" office:string-value=" ">
            <text:p><text:s/></text:p>
          </table:table-cell>
          <table:table-cell table:style-name="ce33" table:formula="of:=[interno.N76]" office:value-type="string" office:string-value=" ">
            <text:p><text:s/></text:p>
          </table:table-cell>
          <table:table-cell table:style-name="ce33" table:formula="of:=[interno.O76]" office:value-type="string" office:string-value="x">
            <text:p>x</text:p>
          </table:table-cell>
          <table:table-cell table:style-name="ce33" table:formula="of:=[interno.P76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80]" office:value-type="string" office:string-value="Redistribución e instalación del mobiliario en los nuevos 2 pisos">
            <text:p>Redistribución e instalación del mobiliario en los nuevos 2 pisos</text:p>
          </table:table-cell>
          <table:table-cell table:style-name="ce41" table:formula="of:=[interno.B80]" office:value-type="string" office:string-value="Jefe de Infraestructura">
            <text:p>Jefe de Infraestructura</text:p>
          </table:table-cell>
          <table:table-cell table:style-name="ce33" table:formula="of:=[interno.D80]" office:value-type="string" office:string-value="3 de Enero">
            <text:p>3 de Enero</text:p>
          </table:table-cell>
          <table:table-cell table:style-name="ce33" table:formula="of:=[interno.E80]" office:value-type="string" office:string-value=" ">
            <text:p><text:s/></text:p>
          </table:table-cell>
          <table:table-cell table:style-name="ce33" table:formula="of:=[interno.F80]" office:value-type="string" office:string-value=" ">
            <text:p><text:s/></text:p>
          </table:table-cell>
          <table:table-cell table:style-name="ce33" table:formula="of:=[interno.G80]" office:value-type="string" office:string-value=" ">
            <text:p><text:s/></text:p>
          </table:table-cell>
          <table:table-cell table:style-name="ce33" table:formula="of:=[interno.H80]" office:value-type="string" office:string-value=" ">
            <text:p><text:s/></text:p>
          </table:table-cell>
          <table:table-cell table:style-name="ce33" table:formula="of:=[interno.I80]" office:value-type="string" office:string-value=" ">
            <text:p><text:s/></text:p>
          </table:table-cell>
          <table:table-cell table:style-name="ce33" table:formula="of:=[interno.J80]" office:value-type="string" office:string-value=" ">
            <text:p><text:s/></text:p>
          </table:table-cell>
          <table:table-cell table:style-name="ce33" table:formula="of:=[interno.K80]" office:value-type="string" office:string-value=" ">
            <text:p><text:s/></text:p>
          </table:table-cell>
          <table:table-cell table:style-name="ce33" table:formula="of:=[interno.L80]" office:value-type="string" office:string-value=" ">
            <text:p><text:s/></text:p>
          </table:table-cell>
          <table:table-cell table:style-name="ce33" table:formula="of:=[interno.M80]" office:value-type="string" office:string-value=" ">
            <text:p><text:s/></text:p>
          </table:table-cell>
          <table:table-cell table:style-name="ce33" table:formula="of:=[interno.N80]" office:value-type="string" office:string-value=" ">
            <text:p><text:s/></text:p>
          </table:table-cell>
          <table:table-cell table:style-name="ce33" table:formula="of:=[interno.O80]" office:value-type="string" office:string-value="x">
            <text:p>x</text:p>
          </table:table-cell>
          <table:table-cell table:style-name="ce33" table:formula="of:=[interno.P80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9">
          <table:table-cell table:style-name="ce41" table:formula="of:=[interno.A82]" office:value-type="string" office:string-value="Redistribución del personal en los nuevos 2 pisos">
            <text:p>Redistribución del personal en los nuevos 2 pisos</text:p>
          </table:table-cell>
          <table:table-cell table:style-name="ce41" table:formula="of:=[interno.B82]" office:value-type="string" office:string-value="Encargado RRHH">
            <text:p>Encargado RRHH</text:p>
          </table:table-cell>
          <table:table-cell table:style-name="ce33" table:formula="of:=[interno.D82]" office:value-type="string" office:string-value="6 de Enero">
            <text:p>6 de Enero</text:p>
          </table:table-cell>
          <table:table-cell table:style-name="ce33" table:formula="of:=[interno.E82]" office:value-type="string" office:string-value=" ">
            <text:p><text:s/></text:p>
          </table:table-cell>
          <table:table-cell table:style-name="ce33" table:formula="of:=[interno.F82]" office:value-type="string" office:string-value=" ">
            <text:p><text:s/></text:p>
          </table:table-cell>
          <table:table-cell table:style-name="ce33" table:formula="of:=[interno.G82]" office:value-type="string" office:string-value=" ">
            <text:p><text:s/></text:p>
          </table:table-cell>
          <table:table-cell table:style-name="ce33" table:formula="of:=[interno.H82]" office:value-type="string" office:string-value=" ">
            <text:p><text:s/></text:p>
          </table:table-cell>
          <table:table-cell table:style-name="ce33" table:formula="of:=[interno.I82]" office:value-type="string" office:string-value=" ">
            <text:p><text:s/></text:p>
          </table:table-cell>
          <table:table-cell table:style-name="ce33" table:formula="of:=[interno.J82]" office:value-type="string" office:string-value=" ">
            <text:p><text:s/></text:p>
          </table:table-cell>
          <table:table-cell table:style-name="ce33" table:formula="of:=[interno.K82]" office:value-type="string" office:string-value=" ">
            <text:p><text:s/></text:p>
          </table:table-cell>
          <table:table-cell table:style-name="ce33" table:formula="of:=[interno.L82]" office:value-type="string" office:string-value=" ">
            <text:p><text:s/></text:p>
          </table:table-cell>
          <table:table-cell table:style-name="ce33" table:formula="of:=[interno.M82]" office:value-type="string" office:string-value=" ">
            <text:p><text:s/></text:p>
          </table:table-cell>
          <table:table-cell table:style-name="ce33" table:formula="of:=[interno.N82]" office:value-type="string" office:string-value=" ">
            <text:p><text:s/></text:p>
          </table:table-cell>
          <table:table-cell table:style-name="ce33" table:formula="of:=[interno.O82]" office:value-type="string" office:string-value="x">
            <text:p>x</text:p>
          </table:table-cell>
          <table:table-cell table:style-name="ce33" table:formula="of:=[interno.P82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9">
          <table:table-cell table:style-name="ce43" table:formula="of:=[interno.A83]" office:value-type="string" office:string-value="Mudanza y redistribución terminada a los 5 pisos (2° version)">
            <text:p>Mudanza y redistribución terminada a los 5 pisos (2° version)</text:p>
          </table:table-cell>
          <table:table-cell table:style-name="ce41" table:formula="of:=[interno.B83]" office:value-type="string" office:string-value="Responsable de Planificación">
            <text:p>Responsable de Planificación</text:p>
          </table:table-cell>
          <table:table-cell table:style-name="ce33" table:formula="of:=[interno.D83]" office:value-type="string" office:string-value="9 de Enero">
            <text:p>9 de Enero</text:p>
          </table:table-cell>
          <table:table-cell table:style-name="ce33" table:formula="of:=[interno.E83]" office:value-type="string" office:string-value=" ">
            <text:p><text:s/></text:p>
          </table:table-cell>
          <table:table-cell table:style-name="ce33" table:formula="of:=[interno.F83]" office:value-type="string" office:string-value=" ">
            <text:p><text:s/></text:p>
          </table:table-cell>
          <table:table-cell table:style-name="ce33" table:formula="of:=[interno.G83]" office:value-type="string" office:string-value=" ">
            <text:p><text:s/></text:p>
          </table:table-cell>
          <table:table-cell table:style-name="ce33" table:formula="of:=[interno.H83]" office:value-type="string" office:string-value=" ">
            <text:p><text:s/></text:p>
          </table:table-cell>
          <table:table-cell table:style-name="ce33" table:formula="of:=[interno.I83]" office:value-type="string" office:string-value=" ">
            <text:p><text:s/></text:p>
          </table:table-cell>
          <table:table-cell table:style-name="ce33" table:formula="of:=[interno.J83]" office:value-type="string" office:string-value=" ">
            <text:p><text:s/></text:p>
          </table:table-cell>
          <table:table-cell table:style-name="ce33" table:formula="of:=[interno.K83]" office:value-type="string" office:string-value=" ">
            <text:p><text:s/></text:p>
          </table:table-cell>
          <table:table-cell table:style-name="ce33" table:formula="of:=[interno.L83]" office:value-type="string" office:string-value=" ">
            <text:p><text:s/></text:p>
          </table:table-cell>
          <table:table-cell table:style-name="ce33" table:formula="of:=[interno.M83]" office:value-type="string" office:string-value=" ">
            <text:p><text:s/></text:p>
          </table:table-cell>
          <table:table-cell table:style-name="ce33" table:formula="of:=[interno.N83]" office:value-type="string" office:string-value=" ">
            <text:p><text:s/></text:p>
          </table:table-cell>
          <table:table-cell table:style-name="ce33" table:formula="of:=[interno.O83]" office:value-type="string" office:string-value="x">
            <text:p>x</text:p>
          </table:table-cell>
          <table:table-cell table:style-name="ce33" table:formula="of:=[interno.P83]" office:value-type="string" office:string-value=" ">
            <text:p><text:s/></text:p>
          </table:table-cell>
          <table:table-cell table:number-columns-repeated="1009"/>
        </table:table-row>
        <table:table-row table:style-name="ro19">
          <table:table-cell table:style-name="ce44"/>
          <table:table-cell table:style-name="ce48"/>
          <table:table-cell table:style-name="ce50"/>
          <table:table-cell table:style-name="ce53" table:number-columns-repeated="12"/>
          <table:table-cell table:number-columns-repeated="1009"/>
        </table:table-row>
        <table:table-row table:style-name="ro19">
          <table:table-cell table:style-name="ce44"/>
          <table:table-cell table:style-name="ce49" table:number-columns-repeated="2"/>
          <table:table-cell table:style-name="ce54" table:number-columns-repeated="12"/>
          <table:table-cell table:number-columns-repeated="1009"/>
        </table:table-row>
        <table:table-row table:style-name="ro19">
          <table:table-cell table:style-name="ce44"/>
          <table:table-cell table:style-name="ce48" table:number-columns-repeated="2"/>
          <table:table-cell table:style-name="ce53" table:number-columns-repeated="12"/>
          <table:table-cell table:number-columns-repeated="1009"/>
        </table:table-row>
        <table:table-row table:style-name="ro19">
          <table:table-cell table:style-name="ce44"/>
          <table:table-cell table:style-name="ce49" table:number-columns-repeated="2"/>
          <table:table-cell table:style-name="ce54" table:number-columns-repeated="12"/>
          <table:table-cell table:number-columns-repeated="1009"/>
        </table:table-row>
        <table:table-row table:style-name="ro19">
          <table:table-cell table:style-name="ce44"/>
          <table:table-cell table:style-name="ce48" table:number-columns-repeated="2"/>
          <table:table-cell table:style-name="ce53" table:number-columns-repeated="12"/>
          <table:table-cell table:number-columns-repeated="1009"/>
        </table:table-row>
        <table:table-row table:style-name="ro19" table:number-rows-repeated="3">
          <table:table-cell table:style-name="ce44"/>
          <table:table-cell table:style-name="ce49" table:number-columns-repeated="2"/>
          <table:table-cell table:style-name="ce54" table:number-columns-repeated="12"/>
          <table:table-cell table:number-columns-repeated="1009"/>
        </table:table-row>
        <table:table-row table:style-name="ro19" table:number-rows-repeated="1048510">
          <table:table-cell table:number-columns-repeated="1024"/>
        </table:table-row>
        <table:table-row table:style-name="ro20" table:number-rows-repeated="8">
          <table:table-cell table:number-columns-repeated="1024"/>
        </table:table-row>
        <table:table-row table:style-name="ro2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2">12/09/2011</text:date>, <text:time>20:3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07T14:08:41</meta:creation-date>
    <meta:generator>OpenOffice.org/3.2$Linux OpenOffice.org_project/320m12$Build-9483</meta:generator>
    <dc:date>2011-09-12T20:31:12</dc:date>
    <dc:creator>guido </dc:creator>
    <meta:editing-duration>PT15H23M59S</meta:editing-duration>
    <meta:editing-cycles>116</meta:editing-cycles>
    <meta:document-statistic meta:table-count="2" meta:cell-count="1604" meta:object-count="0"/>
  </office:meta>
</office:document-meta>
</file>